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ExtraBold_1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Engebrechtre_Ex_1.ttf" manifest:media-type="application/x-font-ttf"/>
  <manifest:file-entry manifest:full-path="Fonts/Font_Barlow_Semi_Condensed_SemiBold_1.ttf" manifest:media-type="application/x-font-ttf"/>
  <manifest:file-entry manifest:full-path="Fonts/Font_Barlow_SemiBold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>
      <svg:font-face-src>
        <svg:font-face-uri xlink:href="Fonts/Font_Barlow_ExtraBold_1.ttf" xlink:type="simple" loext:font-style="normal" loext:font-weight="normal">
          <svg:font-face-format svg:string="truetype"/>
        </svg:font-face-uri>
      </svg:font-face-src>
    </style:font-face>
    <style:font-face style:name="Barlow Semi Condensed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>
      <svg:font-face-src>
        <svg:font-face-uri xlink:href="Fonts/Font_Barlow_Semi_Condensed_SemiBold_1.ttf" xlink:type="simple" loext:font-style="normal" loext:font-weight="normal">
          <svg:font-face-format svg:string="truetype"/>
        </svg:font-face-uri>
      </svg:font-face-src>
    </style:font-face>
    <style:font-face style:name="Barlow Semi Condensed1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>
      <svg:font-face-src>
        <svg:font-face-uri xlink:href="Fonts/Font_Barlow_SemiBold_1.ttf" xlink:type="simple" loext:font-style="normal" loext:font-weight="normal">
          <svg:font-face-format svg:string="truetype"/>
        </svg:font-face-uri>
      </svg:font-face-src>
    </style:font-face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</svg:font-face-src>
    </style:font-face>
    <style:font-face style:name="Segoe UI1" svg:font-family="'Segoe UI'" style:font-adornments="Regular" style:font-family-generic="swiss" style:font-pitch="variable">
      <svg:font-face-src>
        <svg:font-face-uri xlink:href="Fonts/Font_Segoe_UI_2.ttf" xlink:type="simple" loext:font-style="normal" loext:font-weight="normal">
          <svg:font-face-format svg:string="truetype"/>
        </svg:font-face-uri>
        <svg:font-face-uri xlink:href="Fonts/Font_Segoe_UI_3.ttf" xlink:type="simple" loext:font-style="normal" loext:font-weight="bold">
          <svg:font-face-format svg:string="truetype"/>
        </svg:font-face-uri>
        <svg:font-face-uri xlink:href="Fonts/Font_Segoe_UI_4.ttf" xlink:type="simple" loext:font-style="italic" loext:font-weight="normal">
          <svg:font-face-format svg:string="truetype"/>
        </svg:font-face-uri>
        <svg:font-face-uri xlink:href="Fonts/Font_Segoe_UI_1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ahoma1" svg:font-family="Tahoma" style:font-adornments="Regular" style:font-family-generic="swiss" style:font-pitch="variable">
      <svg:font-face-src>
        <svg:font-face-uri xlink:href="Fonts/Font_Tahoma_2.ttf" xlink:type="simple" loext:font-style="normal" loext:font-weight="normal">
          <svg:font-face-format svg:string="truetype"/>
        </svg:font-face-uri>
        <svg:font-face-uri xlink:href="Fonts/Font_Tahoma_1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7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7.3728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5in"/>
    </style:style>
    <style:style style:name="co13" style:family="table-column">
      <style:table-column-properties fo:break-before="auto" style:column-width="0.2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4in"/>
    </style:style>
    <style:style style:name="co20" style:family="table-column">
      <style:table-column-properties fo:break-before="auto" style:column-width="2.2in"/>
    </style:style>
    <style:style style:name="co21" style:family="table-column">
      <style:table-column-properties fo:break-before="auto" style:column-width="2.0008in"/>
    </style:style>
    <style:style style:name="co22" style:family="table-column">
      <style:table-column-properties fo:break-before="auto" style:column-width="1.4984in"/>
    </style:style>
    <style:style style:name="ro1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3016in" fo:break-before="auto" style:use-optimal-row-height="true"/>
    </style:style>
    <style:style style:name="ro7" style:family="table-row">
      <style:table-row-properties style:row-height="0.2917in" fo:break-before="auto" style:use-optimal-row-height="true"/>
    </style:style>
    <style:style style:name="ro8" style:family="table-row">
      <style:table-row-properties style:row-height="0.528in" fo:break-before="auto" style:use-optimal-row-height="true"/>
    </style:style>
    <style:style style:name="ro9" style:family="table-row">
      <style:table-row-properties style:row-height="1.472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1.2362in" fo:break-before="auto" style:use-optimal-row-height="true"/>
    </style:style>
    <style:style style:name="ro13" style:family="table-row">
      <style:table-row-properties style:row-height="0.2902in" fo:break-before="auto" style:use-optimal-row-height="false"/>
    </style:style>
    <style:style style:name="ro14" style:family="table-row">
      <style:table-row-properties style:row-height="1in" fo:break-before="auto" style:use-optimal-row-height="false"/>
    </style:style>
    <style:style style:name="ro15" style:family="table-row">
      <style:table-row-properties style:row-height="0.2701in" fo:break-before="auto" style:use-optimal-row-height="false"/>
    </style:style>
    <style:style style:name="ro16" style:family="table-row">
      <style:table-row-properties style:row-height="1in" fo:break-before="auto" style:use-optimal-row-height="true"/>
    </style:style>
    <style:style style:name="ro17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9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61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ABEL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S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S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S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7" table:condition="of:cell-content-is-in-list(#NAME?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16382" table:default-cell-style-name="Default"/>
        <table:table-row table:style-name="ro4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5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4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4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4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4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4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4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4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4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16362" table:default-cell-style-name="Default"/>
        <table:table-row table:style-name="ro5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7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7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9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4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TEXT; &quot;&quot;)">
            <text:p/>
          </table:table-cell>
          <table:table-cell table:number-columns-repeated="16361"/>
        </table:table-row>
        <table:table-row table:style-name="ro7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TEXT; &quot;&quot;)">
            <text:p/>
          </table:table-cell>
          <table:table-cell table:number-columns-repeated="16361"/>
        </table:table-row>
        <table:table-row table:style-name="ro4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" calcext:value-type="error" table:number-columns-spanned="4" table:number-rows-spanned="6">
            <text:p>Err:504</text:p>
          </table:table-cell>
          <table:covered-table-cell table:number-columns-repeated="3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16" calcext:value-type="date">
            <text:p>2023-10-16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5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34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TEXTS; MATCH([Calc.C288]; SKILL_LEVEL_INDEXES; 0)); &quot;&quot;)" office:value-type="string" office:string-value="Fair" calcext:value-type="string">
            <text:p>Fair</text:p>
          </table:table-cell>
          <table:table-cell table:style-name="ce3" table:formula="of:=[$Data.D534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35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TEXTS; MATCH([Calc.C289]; SKILL_LEVEL_INDEXES; 0)); &quot;&quot;)">
            <text:p/>
          </table:table-cell>
          <table:table-cell table:style-name="ce3" table:formula="of:=[$Data.D535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36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TEXTS; MATCH([Calc.C290]; SKILL_LEVEL_INDEXES; 0)); &quot;&quot;)">
            <text:p/>
          </table:table-cell>
          <table:table-cell table:style-name="ce3" table:formula="of:=[$Data.D536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37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TEXTS; MATCH([Calc.C291]; SKILL_LEVEL_INDEXES; 0)); &quot;&quot;)">
            <text:p/>
          </table:table-cell>
          <table:table-cell table:style-name="ce3" table:formula="of:=[$Data.D537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38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TEXTS; MATCH([Calc.C292]; SKILL_LEVEL_INDEXES; 0)); &quot;&quot;)">
            <text:p/>
          </table:table-cell>
          <table:table-cell table:style-name="ce3" table:formula="of:=[$Data.D538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39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TEXTS; MATCH([Calc.C293]; SKILL_LEVEL_INDEXES; 0)); &quot;&quot;)">
            <text:p/>
          </table:table-cell>
          <table:table-cell table:style-name="ce3" table:formula="of:=[$Data.D539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40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TEXTS; MATCH([Calc.C294]; SKILL_LEVEL_INDEXES; 0)); &quot;&quot;)">
            <text:p/>
          </table:table-cell>
          <table:table-cell table:style-name="ce3" table:formula="of:=[$Data.D540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41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TEXTS; MATCH([Calc.C295]; SKILL_LEVEL_INDEXES; 0)); &quot;&quot;)">
            <text:p/>
          </table:table-cell>
          <table:table-cell table:style-name="ce3" table:formula="of:=[$Data.D541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2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TEXTS; MATCH([Calc.C296]; SKILL_LEVEL_INDEXES; 0)); &quot;&quot;)" office:value-type="string" office:string-value="Fair" calcext:value-type="string">
            <text:p>Fair</text:p>
          </table:table-cell>
          <table:table-cell table:style-name="ce3" table:formula="of:=[$Data.D542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43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TEXTS; MATCH([Calc.C297]; SKILL_LEVEL_INDEXES; 0)); &quot;&quot;)">
            <text:p/>
          </table:table-cell>
          <table:table-cell table:style-name="ce3" table:formula="of:=[$Data.D543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44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TEXTS; MATCH([Calc.C298]; SKILL_LEVEL_INDEXES; 0)); &quot;&quot;)" office:value-type="string" office:string-value="Good" calcext:value-type="string">
            <text:p>Good</text:p>
          </table:table-cell>
          <table:table-cell table:style-name="ce3" table:formula="of:=[$Data.D544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45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TEXTS; MATCH([Calc.C299]; SKILL_LEVEL_INDEXES; 0)); &quot;&quot;)">
            <text:p/>
          </table:table-cell>
          <table:table-cell table:style-name="ce3" table:formula="of:=[$Data.D545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6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TEXTS; MATCH([Calc.C300]; SKILL_LEVEL_INDEXES; 0)); &quot;&quot;)" office:value-type="string" office:string-value="Fair" calcext:value-type="string">
            <text:p>Fair</text:p>
          </table:table-cell>
          <table:table-cell table:style-name="ce3" table:formula="of:=[$Data.D546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47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TEXTS; MATCH([Calc.C301]; SKILL_LEVEL_INDEXES; 0)); &quot;&quot;)">
            <text:p/>
          </table:table-cell>
          <table:table-cell table:style-name="ce3" table:formula="of:=[$Data.D547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48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TEXTS; MATCH([Calc.C302]; SKILL_LEVEL_INDEXES; 0)); &quot;&quot;)">
            <text:p/>
          </table:table-cell>
          <table:table-cell table:style-name="ce3" table:formula="of:=[$Data.D548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49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TEXTS; MATCH([Calc.C303]; SKILL_LEVEL_INDEXES; 0)); &quot;&quot;)">
            <text:p/>
          </table:table-cell>
          <table:table-cell table:style-name="ce3" table:formula="of:=[$Data.D549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50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TEXTS; MATCH([Calc.C304]; SKILL_LEVEL_INDEXES; 0)); &quot;&quot;)">
            <text:p/>
          </table:table-cell>
          <table:table-cell table:style-name="ce3" table:formula="of:=[$Data.D550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1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TEXTS; MATCH([Calc.C305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52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TEXTS; MATCH([Calc.C306]; SKILL_LEVEL_INDEXES; 0)); &quot;&quot;)">
            <text:p/>
          </table:table-cell>
          <table:table-cell table:style-name="ce3" table:formula="of:=[$Data.D552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3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TEXTS; MATCH([Calc.C307]; SKILL_LEVEL_INDEXES; 0)); &quot;&quot;)" office:value-type="string" office:string-value="Fair" calcext:value-type="string">
            <text:p>Fair</text:p>
          </table:table-cell>
          <table:table-cell table:style-name="ce3" table:formula="of:=[$Data.D553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54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TEXTS; MATCH([Calc.C308]; SKILL_LEVEL_INDEXES; 0)); &quot;&quot;)">
            <text:p/>
          </table:table-cell>
          <table:table-cell table:style-name="ce3" table:formula="of:=[$Data.D554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5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TEXTS; MATCH([Calc.C309]; SKILL_LEVEL_INDEXES; 0)); &quot;&quot;)" office:value-type="string" office:string-value="Fair" calcext:value-type="string">
            <text:p>Fair</text:p>
          </table:table-cell>
          <table:table-cell table:style-name="ce3" table:formula="of:=[$Data.D555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6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TEXTS; MATCH([Calc.C310]; SKILL_LEVEL_INDEXES; 0)); &quot;&quot;)" office:value-type="string" office:string-value="Fair" calcext:value-type="string">
            <text:p>Fair</text:p>
          </table:table-cell>
          <table:table-cell table:style-name="ce3" table:formula="of:=[$Data.D556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7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TEXTS; MATCH([Calc.C311]; SKILL_LEVEL_INDEXES; 0)); &quot;&quot;)" office:value-type="string" office:string-value="Fair" calcext:value-type="string">
            <text:p>Fair</text:p>
          </table:table-cell>
          <table:table-cell table:style-name="ce3" table:formula="of:=[$Data.D557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7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1">
          <table:table-cell table:style-name="Calc_20_Text_20__28_Display_2c__20_Wrap_29_" table:formula="of:=STRENGTH_SUMMARY" office:value-type="string" office:string-value="" calcext:value-type="error" table:number-columns-spanned="4" table:number-rows-spanned="1">
            <text:p>#NAME?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column table:style-name="co11" table:number-columns-repeated="47" table:default-cell-style-name="Default"/>
        <table:table-row table:style-name="ro5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5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6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7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TEXTS; MATCH([.C8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9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0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1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2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3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4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5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6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7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8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9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0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1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2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3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4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5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6]; GIFT_LABELS; 0)); &quot;&quot;)">
            <text:p/>
          </table:table-cell>
          <table:table-cell table:number-columns-repeated="55"/>
        </table:table-row>
        <table:table-row table:style-name="ro7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8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row table:style-name="ro5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4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7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6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4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4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4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4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6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3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4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4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8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9" table:number-columns-repeated="5" table:default-cell-style-name="Default"/>
        <table:table-column table:style-name="co18" table:default-cell-style-name="Default"/>
        <table:table-row table:style-name="ro5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7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4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4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4" calcext:value-type="float" table:number-columns-spanned="3" table:number-rows-spanned="3">
            <text:p>4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3 + Athletics (1)" calcext:value-type="string" table:number-columns-spanned="24" table:number-rows-spanned="3">
            <text:p>3 + Athletics (1)</text:p>
          </table:table-cell>
          <table:covered-table-cell table:number-columns-repeated="23"/>
          <table:table-cell table:style-name="ce11" table:formula="of:=[$Calc.E28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0-16)" calcext:value-type="string" table:number-columns-spanned="48" table:number-rows-spanned="2">
            <text:p>Kalos-Mechanism-Character-Helper.ods (Character Last Updated: 2023-10-16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OPTIONS_DV_MODERAT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OPTIONS_DV_EXTREM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7" table:default-cell-style-name="Default"/>
        <table:table-row table:style-name="ro5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6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6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6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7">
          <table:table-cell table:style-name="Calc_20_Text_20__28_Copy_20_This_29_" table:formula="of:=COM.MICROSOFT.CONCAT([WikiSheetCalc.A3:.A209])" office:value-type="string" office:string-value="" calcext:value-type="error">
            <text:p>Err:504</text:p>
          </table:table-cell>
        </table:table-row>
        <table:table-row table:style-name="ro3">
          <table:table-cell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19" table:number-columns-repeated="2" table:default-cell-style-name="Default"/>
        <table:table-column table:style-name="co2" table:number-columns-repeated="16382" table:default-cell-style-name="Default"/>
        <table:table-row table:style-name="ro5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19" table:number-columns-repeated="2" table:default-cell-style-name="Default"/>
        <table:table-column table:style-name="co2" table:number-columns-repeated="16382" table:default-cell-style-name="Default"/>
        <table:table-row table:style-name="ro5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19" table:number-columns-repeated="2" table:default-cell-style-name="Default"/>
        <table:table-column table:style-name="co2" table:number-columns-repeated="16381" table:default-cell-style-name="Default"/>
        <table:table-row table:style-name="ro5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5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5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5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5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5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5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! align=&quot;right&quot; | 4&#13;&#10;" calcext:value-type="string">
            <text:p>! align="right" | 4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4" calcext:value-type="string">
            <text:p>! align="right" | 4</text:p>
          </table:table-cell>
          <table:table-cell table:number-columns-repeated="16381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3_TEXT=&quot;&quot;;&quot;&quot;; PL_R3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ANGE_TEXT=&quot;&quot;;&quot;&quot;; PL_RANGE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AREA_TEXT=&quot;&quot;;&quot;&quot;; PL_AREA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BONUS_TEXT=&quot;&quot;;&quot;&quot;; PL_BONUS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E288]=&quot;&quot;;&quot;&quot;;&quot;*&quot;&amp;[Calc.E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E289]=&quot;&quot;;&quot;&quot;;&quot;*&quot;&amp;[Calc.E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E290]=&quot;&quot;;&quot;&quot;;&quot;*&quot;&amp;[Calc.E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E291]=&quot;&quot;;&quot;&quot;;&quot;*&quot;&amp;[Calc.E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E292]=&quot;&quot;;&quot;&quot;;&quot;*&quot;&amp;[Calc.E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E293]=&quot;&quot;;&quot;&quot;;&quot;*&quot;&amp;[Calc.E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E294]=&quot;&quot;;&quot;&quot;;&quot;*&quot;&amp;[Calc.E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E295]=&quot;&quot;;&quot;&quot;;&quot;*&quot;&amp;[Calc.E29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E296]=&quot;&quot;;&quot;&quot;;&quot;*&quot;&amp;[Calc.E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E297]=&quot;&quot;;&quot;&quot;;&quot;*&quot;&amp;[Calc.E29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E298]=&quot;&quot;;&quot;&quot;;&quot;*&quot;&amp;[Calc.E29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E299]=&quot;&quot;;&quot;&quot;;&quot;*&quot;&amp;[Calc.E29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E300]=&quot;&quot;;&quot;&quot;;&quot;*&quot;&amp;[Calc.E30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E301]=&quot;&quot;;&quot;&quot;;&quot;*&quot;&amp;[Calc.E30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E302]=&quot;&quot;;&quot;&quot;;&quot;*&quot;&amp;[Calc.E30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E303]=&quot;&quot;;&quot;&quot;;&quot;*&quot;&amp;[Calc.E30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E304]=&quot;&quot;;&quot;&quot;;&quot;*&quot;&amp;[Calc.E30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E305]=&quot;&quot;;&quot;&quot;;&quot;*&quot;&amp;[Calc.E30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E306]=&quot;&quot;;&quot;&quot;;&quot;*&quot;&amp;[Calc.E30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E308]=&quot;&quot;;&quot;&quot;;&quot;*&quot;&amp;[Calc.E30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5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5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5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5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5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5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5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5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5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5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5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5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30]=&quot;&quot;;&quot;&quot;;&quot;:&quot;&amp;[Calc.D30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5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31]=&quot;&quot;;&quot;&quot;;&quot;:&quot;&amp;[Calc.D31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5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5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5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5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5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4" table:default-cell-style-name="Default"/>
        <table:table-column table:style-name="co20" table:default-cell-style-name="Default"/>
        <table:table-column table:style-name="co4" table:number-columns-repeated="131" table:default-cell-style-name="Default"/>
        <table:table-row table:style-name="ro5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6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4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7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7">
          <table:table-cell table:style-name="Calc_20_Heading_20_4" table:formula="of:='CONFIG_ORIGIN_TITLE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TEXTS; MATCH([.B21]; ORIGIN_LABELS; 0)); &quot;&quot;)">
            <text:p/>
          </table:table-cell>
          <table:table-cell table:number-columns-repeated="127"/>
        </table:table-row>
        <table:table-row table:style-name="ro7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TEXTS; MATCH([.B22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3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0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1; &quot;&quot;)&amp;IF(MOTIVATION_1_TEXT=&quot;&quot;; &quot;&quot;; &quot;: &quot;&amp;MOTIVATION_1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1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2; &quot;&quot;)&amp;IF(MOTIVATION_2_TEXT=&quot;&quot;; &quot;&quot;; &quot;: &quot;&amp;MOTIVATION_2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3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TEXTS; MATCH([.B33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TEXTS; MATCH([.B34]; COMPLICATION_LABELS; 0)); &quot;&quot;)">
            <text:p/>
          </table:table-cell>
          <table:table-cell table:style-name="Calc_20_Text_20__28_Alt_29_" table:formula="of:=IF([.C34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4" calcext:value-type="float">
            <text:p>4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3 + Athletics (1)" calcext:value-type="string">
            <text:p>3 + Athletics (1)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7" calcext:value-type="float">
            <text:p>7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4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4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5"/>
        </table:table-row>
        <table:table-row table:style-name="ro4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5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LABEL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TEXTS; MATCH([.A133]; GIFT_LABEL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LABEL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TEXTS; MATCH([.A134]; GIFT_LABEL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LABEL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TEXTS; MATCH([.A135]; GIFT_LABEL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LABEL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TEXTS; MATCH([.A136]; GIFT_LABEL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LABEL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TEXTS; MATCH([.A137]; GIFT_LABEL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LABEL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TEXTS; MATCH([.A13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LABEL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TEXTS; MATCH([.A13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LABEL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TEXTS; MATCH([.A14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LABEL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TEXTS; MATCH([.A14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LABEL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TEXTS; MATCH([.A14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LABEL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TEXTS; MATCH([.A14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TEXTS; MATCH([.A145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TEXTS; MATCH([.A146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LABEL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TEXTS; MATCH([.A147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LABEL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TEXTS; MATCH([.A14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LABEL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TEXTS; MATCH([.A14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LABEL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TEXTS; MATCH([.A15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LABEL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TEXTS; MATCH([.A15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LABEL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TEXTS; MATCH([.A15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LABEL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TEXTS; MATCH([.A15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LABEL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TEXTS; MATCH([.A15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5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8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5">
          <table:table-cell table:style-name="Calc_20_Text" table:formula="of:=[$Data.A230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1]; GIFTS_CALC_SELECTED_LABEL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TEXTS; MATCH([.A16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1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2]; GIFTS_CALC_SELECTED_LABEL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TEXTS; MATCH([.A16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2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3]; GIFTS_CALC_SELECTED_LABEL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TEXTS; MATCH([.A163]; GIFT_LABEL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3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4]; GIFTS_CALC_SELECTED_LABEL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TEXTS; MATCH([.A16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4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5]; GIFTS_CALC_SELECTED_LABEL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TEXTS; MATCH([.A165]; GIFT_LABEL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5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6]; GIFTS_CALC_SELECTED_LABEL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TEXTS; MATCH([.A16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6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7]; GIFTS_CALC_SELECTED_LABEL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TEXTS; MATCH([.A16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7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8]; GIFTS_CALC_SELECTED_LABEL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TEXTS; MATCH([.A16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8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9]; GIFTS_CALC_SELECTED_LABEL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TEXTS; MATCH([.A16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9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0]; GIFTS_CALC_SELECTED_LABEL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TEXTS; MATCH([.A17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0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1]; GIFTS_CALC_SELECTED_LABEL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TEXTS; MATCH([.A17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1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2]; GIFTS_CALC_SELECTED_LABEL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TEXTS; MATCH([.A17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2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3]; GIFTS_CALC_SELECTED_LABEL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TEXTS; MATCH([.A17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3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4]; GIFTS_CALC_SELECTED_LABEL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TEXTS; MATCH([.A17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4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5]; GIFTS_CALC_SELECTED_LABEL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TEXTS; MATCH([.A17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5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6]; GIFTS_CALC_SELECTED_LABEL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TEXTS; MATCH([.A17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6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7]; GIFTS_CALC_SELECTED_LABEL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TEXTS; MATCH([.A17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7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8]; GIFTS_CALC_SELECTED_LABEL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TEXTS; MATCH([.A17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8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9]; GIFTS_CALC_SELECTED_LABEL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TEXTS; MATCH([.A17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9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0]; GIFTS_CALC_SELECTED_LABEL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TEXTS; MATCH([.A18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0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1]; GIFTS_CALC_SELECTED_LABEL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TEXTS; MATCH([.A18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1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2]; GIFTS_CALC_SELECTED_LABEL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TEXTS; MATCH([.A18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2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3]; GIFTS_CALC_SELECTED_LABEL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TEXTS; MATCH([.A18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3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4]; GIFTS_CALC_SELECTED_LABEL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TEXTS; MATCH([.A18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4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5]; GIFTS_CALC_SELECTED_LABEL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TEXTS; MATCH([.A18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5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6]; GIFTS_CALC_SELECTED_LABEL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TEXTS; MATCH([.A18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6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7]; GIFTS_CALC_SELECTED_LABEL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TEXTS; MATCH([.A18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7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8]; GIFTS_CALC_SELECTED_LABEL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TEXTS; MATCH([.A18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8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9]; GIFTS_CALC_SELECTED_LABEL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TEXTS; MATCH([.A18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9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0]; GIFTS_CALC_SELECTED_LABEL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TEXTS; MATCH([.A19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0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1]; GIFTS_CALC_SELECTED_LABEL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TEXTS; MATCH([.A191]; GIFT_LABEL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1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2]; GIFTS_CALC_SELECTED_LABEL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TEXTS; MATCH([.A19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2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3]; GIFTS_CALC_SELECTED_LABEL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TEXTS; MATCH([.A19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3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4]; GIFTS_CALC_SELECTED_LABEL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TEXTS; MATCH([.A194]; GIFT_LABEL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4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5]; GIFTS_CALC_SELECTED_LABEL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TEXTS; MATCH([.A195]; GIFT_LABEL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5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6]; GIFTS_CALC_SELECTED_LABEL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TEXTS; MATCH([.A19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6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7]; GIFTS_CALC_SELECTED_LABEL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TEXTS; MATCH([.A19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4">
          <table:table-cell table:style-name="Calc_20_Text" table:formula="of:=[$Data.A267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8]; GIFTS_CALC_SELECTED_LABEL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TEXTS; MATCH([.A19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8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9]; GIFTS_CALC_SELECTED_LABEL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TEXTS; MATCH([.A19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9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0]; GIFTS_CALC_SELECTED_LABEL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TEXTS; MATCH([.A20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0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1]; GIFTS_CALC_SELECTED_LABEL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TEXTS; MATCH([.A20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1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2]; GIFTS_CALC_SELECTED_LABEL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TEXTS; MATCH([.A20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2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3]; GIFTS_CALC_SELECTED_LABEL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TEXTS; MATCH([.A20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3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4]; GIFTS_CALC_SELECTED_LABEL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TEXTS; MATCH([.A20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4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3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3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TEXTS; MATCH(ATHLETICS; MOVEMENT_INDEXES; 0)); &quot;0 m&quot;)" office:value-type="string" office:string-value="2 m" calcext:value-type="string">
            <text:p>2 m</text:p>
          </table:table-cell>
          <table:table-cell table:style-name="Calc_20_Text" table:formula="of:=INDEX(MOVEMENT_SPRINTS; MATCH(ATHLETICS; MOVEMEN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SPRINTS_KMH; MATCH(ATHLETICS; MOVEMEN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3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TEXTS; MATCH(ATHLETICS-2; MOVEMEN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SPRINTS; MATCH(ATHLETICS-2; MOVEMEN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SPRINTS_KMH; MATCH(ATHLETICS-2; MOVEMEN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3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3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3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RANGES_TEXTS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TEXT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TEXT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TEXT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TEXT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TEXT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RANGES_TEXTS; MATCH(POWER_LEVEL-1; power_level_indexesxxx;0)); &quot;&quot;)">
            <text:p/>
          </table:table-cell>
          <table:table-cell table:style-name="Calc_20_Text" table:formula="of:=IF([.AC228]; INDEX(POWER_LEVEL_RANGES; MATCH(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AREAS; MATCH(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TEXT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TEXT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TEXT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TEXTS; MATCH(POWER_LEVEL; TELEPORTATION_INDEXES; 0)); &quot;&quot;)">
            <text:p/>
          </table:table-cell>
          <table:table-cell table:style-name="Calc_20_Text" table:formula="of:=IF([.BU228]; INDEX(TELEPORTATION_SPRINTS; MATCH(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TEXT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TEXT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RANGES_TEXTS; MATCH(POWER_LEVEL-1; power_level_indexesxxx;0)); &quot;&quot;)">
            <text:p/>
          </table:table-cell>
          <table:table-cell table:style-name="Calc_20_Text" table:formula="of:=IF([.AC229]; INDEX(POWER_LEVEL_RANGES; MATCH(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AREAS; MATCH(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TEXT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TEXT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TEXT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TEXTS; MATCH(POWER_LEVEL; TELEPORTATION_INDEXES; 0)); &quot;&quot;)">
            <text:p/>
          </table:table-cell>
          <table:table-cell table:style-name="Calc_20_Text" table:formula="of:=IF([.BU229]; INDEX(TELEPORTATION_SPRINTS; MATCH(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TEXT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TEXT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RANGES_TEXTS; MATCH(POWER_LEVEL-1; power_level_indexesxxx;0)); &quot;&quot;)">
            <text:p/>
          </table:table-cell>
          <table:table-cell table:style-name="Calc_20_Text" table:formula="of:=IF([.AC230]; INDEX(POWER_LEVEL_RANGES; MATCH(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AREAS; MATCH(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TEXT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TEXT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TEXT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TEXTS; MATCH(POWER_LEVEL; TELEPORTATION_INDEXES; 0)); &quot;&quot;)">
            <text:p/>
          </table:table-cell>
          <table:table-cell table:style-name="Calc_20_Text" table:formula="of:=IF([.BU230]; INDEX(TELEPORTATION_SPRINTS; MATCH(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TEXT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TEXT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ATTACKS; MATCH([.C231]; POWER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TYPES; MATCH([.C231]; POWER_INDEXES; 0))&amp;&quot; &quot;&amp;IF([.X231]; &quot;attack&quot;; &quot;power&quot;); &quot;&quot;)">
            <text:p/>
          </table:table-cell>
          <table:table-cell table:style-name="Calc_20_Text" table:formula="of:=IF([.S231]; IFERROR(T(INDEX(POWER_ACTIONS; MATCH([.C231]; POWER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RANGES_TEXTS; MATCH(POWER_LEVEL-1; power_level_indexesxxx;0)); &quot;&quot;)">
            <text:p/>
          </table:table-cell>
          <table:table-cell table:style-name="Calc_20_Text" table:formula="of:=IF([.AC231]; INDEX(POWER_LEVEL_RANGES; MATCH(POWER_LEVEL; power_level_indexesxxx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AREAS; MATCH(POWER_LEVEL; power_level_indexesxxx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TEXTS; MATCH(ATHLETICS+POWER_LEVEL; MOVEMENT_INDEXES;0)); &quot;&quot;)">
            <text:p/>
          </table:table-cell>
          <table:table-cell table:style-name="Calc_20_Text" table:formula="of:=IF([.BC231]; INDEX(MOVEMENT_SPRINTS; MATCH(ATHLETICS+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TEXTS; MATCH(ATHLETICS+POWER_LEVEL; MOVEMENT_INDEXES;0)); &quot;&quot;)">
            <text:p/>
          </table:table-cell>
          <table:table-cell table:style-name="Calc_20_Text" table:formula="of:=IF([.BI231]; INDEX(MOVEMENT_SPRINTS; MATCH(ATHLETICS+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TEXTS; MATCH(ATHLETICS+POWER_LEVEL; MOVEMENT_INDEXES;0)); &quot;&quot;)">
            <text:p/>
          </table:table-cell>
          <table:table-cell table:style-name="Calc_20_Text" table:formula="of:=IF([.BO231]; INDEX(MOVEMENT_SPRINTS; MATCH(ATHLETICS+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S_TEXTS; MATCH(POWER_LEVEL; TELEPORTATION_INDEXES; 0)); &quot;&quot;)">
            <text:p/>
          </table:table-cell>
          <table:table-cell table:style-name="Calc_20_Text" table:formula="of:=IF([.BU231]; INDEX(TELEPORTATION_SPRINTS; MATCH(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TEXTS; MATCH(ATHLETICS+POWER_LEVEL; MOVEMENT_INDEXES;0)); &quot;&quot;)">
            <text:p/>
          </table:table-cell>
          <table:table-cell table:style-name="Calc_20_Text" table:formula="of:=IF([.CA231]; INDEX(MOVEMENT_SPRINTS; MATCH(ATHLETICS+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TEXTS; MATCH([.T23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ATTACKS; MATCH([.C232]; POWER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TYPES; MATCH([.C232]; POWER_INDEXES; 0))&amp;&quot; &quot;&amp;IF([.X232]; &quot;attack&quot;; &quot;power&quot;); &quot;&quot;)">
            <text:p/>
          </table:table-cell>
          <table:table-cell table:style-name="Calc_20_Text" table:formula="of:=IF([.S232]; IFERROR(T(INDEX(POWER_ACTIONS; MATCH([.C232]; POWER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RANGES_TEXTS; MATCH(POWER_LEVEL-1; power_level_indexesxxx;0)); &quot;&quot;)">
            <text:p/>
          </table:table-cell>
          <table:table-cell table:style-name="Calc_20_Text" table:formula="of:=IF([.AC232]; INDEX(POWER_LEVEL_RANGES; MATCH(POWER_LEVEL; power_level_indexesxxx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AREAS; MATCH(POWER_LEVEL; power_level_indexesxxx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TEXTS; MATCH(ATHLETICS+POWER_LEVEL; MOVEMENT_INDEXES;0)); &quot;&quot;)">
            <text:p/>
          </table:table-cell>
          <table:table-cell table:style-name="Calc_20_Text" table:formula="of:=IF([.BC232]; INDEX(MOVEMENT_SPRINTS; MATCH(ATHLETICS+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TEXTS; MATCH(ATHLETICS+POWER_LEVEL; MOVEMENT_INDEXES;0)); &quot;&quot;)">
            <text:p/>
          </table:table-cell>
          <table:table-cell table:style-name="Calc_20_Text" table:formula="of:=IF([.BI232]; INDEX(MOVEMENT_SPRINTS; MATCH(ATHLETICS+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TEXTS; MATCH(ATHLETICS+POWER_LEVEL; MOVEMENT_INDEXES;0)); &quot;&quot;)">
            <text:p/>
          </table:table-cell>
          <table:table-cell table:style-name="Calc_20_Text" table:formula="of:=IF([.BO232]; INDEX(MOVEMENT_SPRINTS; MATCH(ATHLETICS+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S_TEXTS; MATCH(POWER_LEVEL; TELEPORTATION_INDEXES; 0)); &quot;&quot;)">
            <text:p/>
          </table:table-cell>
          <table:table-cell table:style-name="Calc_20_Text" table:formula="of:=IF([.BU232]; INDEX(TELEPORTATION_SPRINTS; MATCH(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TEXTS; MATCH(ATHLETICS+POWER_LEVEL; MOVEMENT_INDEXES;0)); &quot;&quot;)">
            <text:p/>
          </table:table-cell>
          <table:table-cell table:style-name="Calc_20_Text" table:formula="of:=IF([.CA232]; INDEX(MOVEMENT_SPRINTS; MATCH(ATHLETICS+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TEXTS; MATCH([.T23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ATTACKS; MATCH([.C233]; POWER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TYPES; MATCH([.C233]; POWER_INDEXES; 0))&amp;&quot; &quot;&amp;IF([.X233]; &quot;attack&quot;; &quot;power&quot;); &quot;&quot;)">
            <text:p/>
          </table:table-cell>
          <table:table-cell table:style-name="Calc_20_Text" table:formula="of:=IF([.S233]; IFERROR(T(INDEX(POWER_ACTIONS; MATCH([.C233]; POWER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RANGES_TEXTS; MATCH(POWER_LEVEL-1; power_level_indexesxxx;0)); &quot;&quot;)">
            <text:p/>
          </table:table-cell>
          <table:table-cell table:style-name="Calc_20_Text" table:formula="of:=IF([.AC233]; INDEX(POWER_LEVEL_RANGES; MATCH(POWER_LEVEL; power_level_indexesxxx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AREAS; MATCH(POWER_LEVEL; power_level_indexesxxx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TEXTS; MATCH(ATHLETICS+POWER_LEVEL; MOVEMENT_INDEXES;0)); &quot;&quot;)">
            <text:p/>
          </table:table-cell>
          <table:table-cell table:style-name="Calc_20_Text" table:formula="of:=IF([.BC233]; INDEX(MOVEMENT_SPRINTS; MATCH(ATHLETICS+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TEXTS; MATCH(ATHLETICS+POWER_LEVEL; MOVEMENT_INDEXES;0)); &quot;&quot;)">
            <text:p/>
          </table:table-cell>
          <table:table-cell table:style-name="Calc_20_Text" table:formula="of:=IF([.BI233]; INDEX(MOVEMENT_SPRINTS; MATCH(ATHLETICS+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TEXTS; MATCH(ATHLETICS+POWER_LEVEL; MOVEMENT_INDEXES;0)); &quot;&quot;)">
            <text:p/>
          </table:table-cell>
          <table:table-cell table:style-name="Calc_20_Text" table:formula="of:=IF([.BO233]; INDEX(MOVEMENT_SPRINTS; MATCH(ATHLETICS+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S_TEXTS; MATCH(POWER_LEVEL; TELEPORTATION_INDEXES; 0)); &quot;&quot;)">
            <text:p/>
          </table:table-cell>
          <table:table-cell table:style-name="Calc_20_Text" table:formula="of:=IF([.BU233]; INDEX(TELEPORTATION_SPRINTS; MATCH(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TEXTS; MATCH(ATHLETICS+POWER_LEVEL; MOVEMENT_INDEXES;0)); &quot;&quot;)">
            <text:p/>
          </table:table-cell>
          <table:table-cell table:style-name="Calc_20_Text" table:formula="of:=IF([.CA233]; INDEX(MOVEMENT_SPRINTS; MATCH(ATHLETICS+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TEXTS; MATCH([.T23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ATTACKS; MATCH([.C234]; POWER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TYPES; MATCH([.C234]; POWER_INDEXES; 0))&amp;&quot; &quot;&amp;IF([.X234]; &quot;attack&quot;; &quot;power&quot;); &quot;&quot;)">
            <text:p/>
          </table:table-cell>
          <table:table-cell table:style-name="Calc_20_Text" table:formula="of:=IF([.S234]; IFERROR(T(INDEX(POWER_ACTIONS; MATCH([.C234]; POWER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RANGES_TEXTS; MATCH(POWER_LEVEL-1; power_level_indexesxxx;0)); &quot;&quot;)">
            <text:p/>
          </table:table-cell>
          <table:table-cell table:style-name="Calc_20_Text" table:formula="of:=IF([.AC234]; INDEX(POWER_LEVEL_RANGES; MATCH(POWER_LEVEL; power_level_indexesxxx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AREAS; MATCH(POWER_LEVEL; power_level_indexesxxx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TEXT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TEXT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TEXT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S_TEXTS; MATCH(POWER_LEVEL; TELEPORTATION_INDEXES; 0)); &quot;&quot;)">
            <text:p/>
          </table:table-cell>
          <table:table-cell table:style-name="Calc_20_Text" table:formula="of:=IF([.BU234]; INDEX(TELEPORTATION_SPRINTS; MATCH(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TEXT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TEXTS; MATCH([.T23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INDEXES; MATCH([.A235]; POWER_LABEL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PREREQ_1; MATCH([.C235]; POWER_INDEXES; 0))); &quot;&quot;); &quot;&quot;)">
            <text:p/>
          </table:table-cell>
          <table:table-cell table:style-name="Calc_20_Text" table:formula="of:=IF(OR([.B235]; [.G235]=&quot;&quot;); 0; INDEX(POWER_INDEXES; MATCH([.G235]; POWER_LABEL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2; MATCH([.C235]; POWER_INDEXES; 0))); &quot;&quot;); &quot;&quot;)">
            <text:p/>
          </table:table-cell>
          <table:table-cell table:style-name="Calc_20_Text" table:formula="of:=IF(OR([.B235]; [.J235]=&quot;&quot;); 0; INDEX(POWER_INDEXES; MATCH([.J235]; POWER_LABEL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3; MATCH([.C235]; POWER_INDEXES; 0))); &quot;&quot;); &quot;&quot;)">
            <text:p/>
          </table:table-cell>
          <table:table-cell table:style-name="Calc_20_Text" table:formula="of:=IF(OR([.B235]; [.M235]=&quot;&quot;); 0; INDEX(POWER_INDEXES; MATCH([.M235]; POWER_LABEL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ATTACKS; MATCH([.C235]; POWER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TYPES; MATCH([.C235]; POWER_INDEXES; 0))&amp;&quot; &quot;&amp;IF([.X235]; &quot;attack&quot;; &quot;power&quot;); &quot;&quot;)">
            <text:p/>
          </table:table-cell>
          <table:table-cell table:style-name="Calc_20_Text" table:formula="of:=IF([.S235]; IFERROR(T(INDEX(POWER_ACTIONS; MATCH([.C235]; POWER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RANGES;MATCH([.C23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RANGES_TEXTS; MATCH(POWER_LEVEL-1; power_level_indexesxxx;0)); &quot;&quot;)">
            <text:p/>
          </table:table-cell>
          <table:table-cell table:style-name="Calc_20_Text" table:formula="of:=IF([.AC235]; INDEX(POWER_LEVEL_RANGES; MATCH(POWER_LEVEL; power_level_indexesxxx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AREAS; MATCH([.C23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AREAS; MATCH(POWER_LEVEL; power_level_indexesxxx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TEXT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TEXT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TEXT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BASES_TEXTS; MATCH(POWER_LEVEL; TELEPORTATION_INDEXES; 0)); &quot;&quot;)">
            <text:p/>
          </table:table-cell>
          <table:table-cell table:style-name="Calc_20_Text" table:formula="of:=IF([.BU235]; INDEX(TELEPORTATION_SPRINTS; MATCH(POWER_LEVEL; TELEPORTATION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TEXT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INDEXES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INDEXES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TEXTS; MATCH([.T23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INDEXES; MATCH([.A236]; POWER_LABEL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PREREQ_1; MATCH([.C236]; POWER_INDEXES; 0))); &quot;&quot;); &quot;&quot;)">
            <text:p/>
          </table:table-cell>
          <table:table-cell table:style-name="Calc_20_Text" table:formula="of:=IF(OR([.B236]; [.G236]=&quot;&quot;); 0; INDEX(POWER_INDEXES; MATCH([.G236]; POWER_LABEL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2; MATCH([.C236]; POWER_INDEXES; 0))); &quot;&quot;); &quot;&quot;)">
            <text:p/>
          </table:table-cell>
          <table:table-cell table:style-name="Calc_20_Text" table:formula="of:=IF(OR([.B236]; [.J236]=&quot;&quot;); 0; INDEX(POWER_INDEXES; MATCH([.J236]; POWER_LABEL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3; MATCH([.C236]; POWER_INDEXES; 0))); &quot;&quot;); &quot;&quot;)">
            <text:p/>
          </table:table-cell>
          <table:table-cell table:style-name="Calc_20_Text" table:formula="of:=IF(OR([.B236]; [.M236]=&quot;&quot;); 0; INDEX(POWER_INDEXES; MATCH([.M236]; POWER_LABEL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ATTACKS; MATCH([.C236]; POWER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TYPES; MATCH([.C236]; POWER_INDEXES; 0))&amp;&quot; &quot;&amp;IF([.X236]; &quot;attack&quot;; &quot;power&quot;); &quot;&quot;)">
            <text:p/>
          </table:table-cell>
          <table:table-cell table:style-name="Calc_20_Text" table:formula="of:=IF([.S236]; IFERROR(T(INDEX(POWER_ACTIONS; MATCH([.C236]; POWER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RANGES;MATCH([.C23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RANGES_TEXTS; MATCH(POWER_LEVEL-1; power_level_indexesxxx;0)); &quot;&quot;)">
            <text:p/>
          </table:table-cell>
          <table:table-cell table:style-name="Calc_20_Text" table:formula="of:=IF([.AC236]; INDEX(POWER_LEVEL_RANGES; MATCH(POWER_LEVEL; power_level_indexesxxx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AREAS; MATCH([.C23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AREAS; MATCH(POWER_LEVEL; power_level_indexesxxx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TEXT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TEXT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TEXT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BASES_TEXTS; MATCH(POWER_LEVEL; TELEPORTATION_INDEXES; 0)); &quot;&quot;)">
            <text:p/>
          </table:table-cell>
          <table:table-cell table:style-name="Calc_20_Text" table:formula="of:=IF([.BU236]; INDEX(TELEPORTATION_SPRINTS; MATCH(POWER_LEVEL; TELEPORTATION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TEXT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INDEXES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INDEXES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TEXTS; MATCH([.T23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4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RANGES_TEXTS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TEXT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TEXT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TEXT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TEXT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TEXT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TEXTS; MATCH(POWER_LEVEL-1; power_level_indexesxxx;0)); &quot;&quot;)">
            <text:p/>
          </table:table-cell>
          <table:table-cell table:style-name="Calc_20_Text" table:formula="of:=IF([.AC244]; INDEX(POWER_LEVEL_RANGES; MATCH(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TEXT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TEXT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TEXT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S_TEXTS; MATCH(POWER_LEVEL; TELEPORTATION_INDEXES; 0)); &quot;&quot;)">
            <text:p/>
          </table:table-cell>
          <table:table-cell table:style-name="Calc_20_Text" table:formula="of:=IF([.BU244]; INDEX(TELEPORTATION_SPRINTS; MATCH(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TEXT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TEXT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TEXTS; MATCH(POWER_LEVEL-1; power_level_indexesxxx;0)); &quot;&quot;)">
            <text:p/>
          </table:table-cell>
          <table:table-cell table:style-name="Calc_20_Text" table:formula="of:=IF([.AC245]; INDEX(POWER_LEVEL_RANGES; MATCH(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TEXT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TEXT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TEXT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S_TEXTS; MATCH(POWER_LEVEL; TELEPORTATION_INDEXES; 0)); &quot;&quot;)">
            <text:p/>
          </table:table-cell>
          <table:table-cell table:style-name="Calc_20_Text" table:formula="of:=IF([.BU245]; INDEX(TELEPORTATION_SPRINTS; MATCH(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TEXT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TEXT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TEXTS; MATCH(POWER_LEVEL-1; power_level_indexesxxx;0)); &quot;&quot;)">
            <text:p/>
          </table:table-cell>
          <table:table-cell table:style-name="Calc_20_Text" table:formula="of:=IF([.AC246]; INDEX(POWER_LEVEL_RANGES; MATCH(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TEXT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TEXT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TEXT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S_TEXTS; MATCH(POWER_LEVEL; TELEPORTATION_INDEXES; 0)); &quot;&quot;)">
            <text:p/>
          </table:table-cell>
          <table:table-cell table:style-name="Calc_20_Text" table:formula="of:=IF([.BU246]; INDEX(TELEPORTATION_SPRINTS; MATCH(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TEXT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TEXT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RANGES_TEXTS; MATCH(POWER_LEVEL-1; power_level_indexesxxx;0)); &quot;&quot;)">
            <text:p/>
          </table:table-cell>
          <table:table-cell table:style-name="Calc_20_Text" table:formula="of:=IF([.AC247]; INDEX(POWER_LEVEL_RANGES; MATCH(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AREAS; MATCH(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TEXTS; MATCH(ATHLETICS+POWER_LEVEL; MOVEMENT_INDEXES;0)); &quot;&quot;)">
            <text:p/>
          </table:table-cell>
          <table:table-cell table:style-name="Calc_20_Text" table:formula="of:=IF([.BC247]; INDEX(MOVEMENT_SPRINTS; MATCH(ATHLETICS+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TEXTS; MATCH(ATHLETICS+POWER_LEVEL; MOVEMENT_INDEXES;0)); &quot;&quot;)">
            <text:p/>
          </table:table-cell>
          <table:table-cell table:style-name="Calc_20_Text" table:formula="of:=IF([.BI247]; INDEX(MOVEMENT_SPRINTS; MATCH(ATHLETICS+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TEXTS; MATCH(ATHLETICS+POWER_LEVEL; MOVEMENT_INDEXES;0)); &quot;&quot;)">
            <text:p/>
          </table:table-cell>
          <table:table-cell table:style-name="Calc_20_Text" table:formula="of:=IF([.BO247]; INDEX(MOVEMENT_SPRINTS; MATCH(ATHLETICS+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TEXTS; MATCH(POWER_LEVEL; TELEPORTATION_INDEXES; 0)); &quot;&quot;)">
            <text:p/>
          </table:table-cell>
          <table:table-cell table:style-name="Calc_20_Text" table:formula="of:=IF([.BU247]; INDEX(TELEPORTATION_SPRINTS; MATCH(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TEXTS; MATCH(ATHLETICS+POWER_LEVEL; MOVEMENT_INDEXES;0)); &quot;&quot;)">
            <text:p/>
          </table:table-cell>
          <table:table-cell table:style-name="Calc_20_Text" table:formula="of:=IF([.CA247]; INDEX(MOVEMENT_SPRINTS; MATCH(ATHLETICS+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TEXT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RANGES_TEXTS; MATCH(POWER_LEVEL-1; power_level_indexesxxx;0)); &quot;&quot;)">
            <text:p/>
          </table:table-cell>
          <table:table-cell table:style-name="Calc_20_Text" table:formula="of:=IF([.AC248]; INDEX(POWER_LEVEL_RANGES; MATCH(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AREAS; MATCH(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TEXTS; MATCH(ATHLETICS+POWER_LEVEL; MOVEMENT_INDEXES;0)); &quot;&quot;)">
            <text:p/>
          </table:table-cell>
          <table:table-cell table:style-name="Calc_20_Text" table:formula="of:=IF([.BC248]; INDEX(MOVEMENT_SPRINTS; MATCH(ATHLETICS+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TEXTS; MATCH(ATHLETICS+POWER_LEVEL; MOVEMENT_INDEXES;0)); &quot;&quot;)">
            <text:p/>
          </table:table-cell>
          <table:table-cell table:style-name="Calc_20_Text" table:formula="of:=IF([.BI248]; INDEX(MOVEMENT_SPRINTS; MATCH(ATHLETICS+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TEXTS; MATCH(ATHLETICS+POWER_LEVEL; MOVEMENT_INDEXES;0)); &quot;&quot;)">
            <text:p/>
          </table:table-cell>
          <table:table-cell table:style-name="Calc_20_Text" table:formula="of:=IF([.BO248]; INDEX(MOVEMENT_SPRINTS; MATCH(ATHLETICS+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TEXTS; MATCH(POWER_LEVEL; TELEPORTATION_INDEXES; 0)); &quot;&quot;)">
            <text:p/>
          </table:table-cell>
          <table:table-cell table:style-name="Calc_20_Text" table:formula="of:=IF([.BU248]; INDEX(TELEPORTATION_SPRINTS; MATCH(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TEXTS; MATCH(ATHLETICS+POWER_LEVEL; MOVEMENT_INDEXES;0)); &quot;&quot;)">
            <text:p/>
          </table:table-cell>
          <table:table-cell table:style-name="Calc_20_Text" table:formula="of:=IF([.CA248]; INDEX(MOVEMENT_SPRINTS; MATCH(ATHLETICS+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TEXT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RANGES_TEXTS; MATCH(POWER_LEVEL-1; power_level_indexesxxx;0)); &quot;&quot;)">
            <text:p/>
          </table:table-cell>
          <table:table-cell table:style-name="Calc_20_Text" table:formula="of:=IF([.AC249]; INDEX(POWER_LEVEL_RANGES; MATCH(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AREAS; MATCH(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TEXTS; MATCH(ATHLETICS+POWER_LEVEL; MOVEMENT_INDEXES;0)); &quot;&quot;)">
            <text:p/>
          </table:table-cell>
          <table:table-cell table:style-name="Calc_20_Text" table:formula="of:=IF([.BC249]; INDEX(MOVEMENT_SPRINTS; MATCH(ATHLETICS+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TEXTS; MATCH(ATHLETICS+POWER_LEVEL; MOVEMENT_INDEXES;0)); &quot;&quot;)">
            <text:p/>
          </table:table-cell>
          <table:table-cell table:style-name="Calc_20_Text" table:formula="of:=IF([.BI249]; INDEX(MOVEMENT_SPRINTS; MATCH(ATHLETICS+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TEXTS; MATCH(ATHLETICS+POWER_LEVEL; MOVEMENT_INDEXES;0)); &quot;&quot;)">
            <text:p/>
          </table:table-cell>
          <table:table-cell table:style-name="Calc_20_Text" table:formula="of:=IF([.BO249]; INDEX(MOVEMENT_SPRINTS; MATCH(ATHLETICS+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TEXTS; MATCH(POWER_LEVEL; TELEPORTATION_INDEXES; 0)); &quot;&quot;)">
            <text:p/>
          </table:table-cell>
          <table:table-cell table:style-name="Calc_20_Text" table:formula="of:=IF([.BU249]; INDEX(TELEPORTATION_SPRINTS; MATCH(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TEXTS; MATCH(ATHLETICS+POWER_LEVEL; MOVEMENT_INDEXES;0)); &quot;&quot;)">
            <text:p/>
          </table:table-cell>
          <table:table-cell table:style-name="Calc_20_Text" table:formula="of:=IF([.CA249]; INDEX(MOVEMENT_SPRINTS; MATCH(ATHLETICS+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TEXT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RANGES_TEXTS; MATCH(POWER_LEVEL-1; power_level_indexesxxx;0)); &quot;&quot;)">
            <text:p/>
          </table:table-cell>
          <table:table-cell table:style-name="Calc_20_Text" table:formula="of:=IF([.AC250]; INDEX(POWER_LEVEL_RANGES; MATCH(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AREAS; MATCH(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TEXTS; MATCH(ATHLETICS+POWER_LEVEL; MOVEMENT_INDEXES;0)); &quot;&quot;)">
            <text:p/>
          </table:table-cell>
          <table:table-cell table:style-name="Calc_20_Text" table:formula="of:=IF([.BC250]; INDEX(MOVEMENT_SPRINTS; MATCH(ATHLETICS+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TEXTS; MATCH(ATHLETICS+POWER_LEVEL; MOVEMENT_INDEXES;0)); &quot;&quot;)">
            <text:p/>
          </table:table-cell>
          <table:table-cell table:style-name="Calc_20_Text" table:formula="of:=IF([.BI250]; INDEX(MOVEMENT_SPRINTS; MATCH(ATHLETICS+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TEXTS; MATCH(ATHLETICS+POWER_LEVEL; MOVEMENT_INDEXES;0)); &quot;&quot;)">
            <text:p/>
          </table:table-cell>
          <table:table-cell table:style-name="Calc_20_Text" table:formula="of:=IF([.BO250]; INDEX(MOVEMENT_SPRINTS; MATCH(ATHLETICS+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S_TEXTS; MATCH(POWER_LEVEL; TELEPORTATION_INDEXES; 0)); &quot;&quot;)">
            <text:p/>
          </table:table-cell>
          <table:table-cell table:style-name="Calc_20_Text" table:formula="of:=IF([.BU250]; INDEX(TELEPORTATION_SPRINTS; MATCH(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TEXTS; MATCH(ATHLETICS+POWER_LEVEL; MOVEMENT_INDEXES;0)); &quot;&quot;)">
            <text:p/>
          </table:table-cell>
          <table:table-cell table:style-name="Calc_20_Text" table:formula="of:=IF([.CA250]; INDEX(MOVEMENT_SPRINTS; MATCH(ATHLETICS+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TEXT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RANGES_TEXTS; MATCH(POWER_LEVEL-1; power_level_indexesxxx;0)); &quot;&quot;)">
            <text:p/>
          </table:table-cell>
          <table:table-cell table:style-name="Calc_20_Text" table:formula="of:=IF([.AC251]; INDEX(POWER_LEVEL_RANGES; MATCH(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AREAS; MATCH(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TEXTS; MATCH(ATHLETICS+POWER_LEVEL; MOVEMENT_INDEXES;0)); &quot;&quot;)">
            <text:p/>
          </table:table-cell>
          <table:table-cell table:style-name="Calc_20_Text" table:formula="of:=IF([.BC251]; INDEX(MOVEMENT_SPRINTS; MATCH(ATHLETICS+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TEXTS; MATCH(ATHLETICS+POWER_LEVEL; MOVEMENT_INDEXES;0)); &quot;&quot;)">
            <text:p/>
          </table:table-cell>
          <table:table-cell table:style-name="Calc_20_Text" table:formula="of:=IF([.BI251]; INDEX(MOVEMENT_SPRINTS; MATCH(ATHLETICS+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TEXTS; MATCH(ATHLETICS+POWER_LEVEL; MOVEMENT_INDEXES;0)); &quot;&quot;)">
            <text:p/>
          </table:table-cell>
          <table:table-cell table:style-name="Calc_20_Text" table:formula="of:=IF([.BO251]; INDEX(MOVEMENT_SPRINTS; MATCH(ATHLETICS+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S_TEXTS; MATCH(POWER_LEVEL; TELEPORTATION_INDEXES; 0)); &quot;&quot;)">
            <text:p/>
          </table:table-cell>
          <table:table-cell table:style-name="Calc_20_Text" table:formula="of:=IF([.BU251]; INDEX(TELEPORTATION_SPRINTS; MATCH(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TEXTS; MATCH(ATHLETICS+POWER_LEVEL; MOVEMENT_INDEXES;0)); &quot;&quot;)">
            <text:p/>
          </table:table-cell>
          <table:table-cell table:style-name="Calc_20_Text" table:formula="of:=IF([.CA251]; INDEX(MOVEMENT_SPRINTS; MATCH(ATHLETICS+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TEXT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RANGES_TEXTS; MATCH(POWER_LEVEL-1; power_level_indexesxxx;0)); &quot;&quot;)">
            <text:p/>
          </table:table-cell>
          <table:table-cell table:style-name="Calc_20_Text" table:formula="of:=IF([.AC252]; INDEX(POWER_LEVEL_RANGES; MATCH(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AREAS; MATCH(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TEXTS; MATCH(ATHLETICS+POWER_LEVEL; MOVEMENT_INDEXES;0)); &quot;&quot;)">
            <text:p/>
          </table:table-cell>
          <table:table-cell table:style-name="Calc_20_Text" table:formula="of:=IF([.BC252]; INDEX(MOVEMENT_SPRINTS; MATCH(ATHLETICS+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TEXTS; MATCH(ATHLETICS+POWER_LEVEL; MOVEMENT_INDEXES;0)); &quot;&quot;)">
            <text:p/>
          </table:table-cell>
          <table:table-cell table:style-name="Calc_20_Text" table:formula="of:=IF([.BI252]; INDEX(MOVEMENT_SPRINTS; MATCH(ATHLETICS+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TEXTS; MATCH(ATHLETICS+POWER_LEVEL; MOVEMENT_INDEXES;0)); &quot;&quot;)">
            <text:p/>
          </table:table-cell>
          <table:table-cell table:style-name="Calc_20_Text" table:formula="of:=IF([.BO252]; INDEX(MOVEMENT_SPRINTS; MATCH(ATHLETICS+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S_TEXTS; MATCH(POWER_LEVEL; TELEPORTATION_INDEXES; 0)); &quot;&quot;)">
            <text:p/>
          </table:table-cell>
          <table:table-cell table:style-name="Calc_20_Text" table:formula="of:=IF([.BU252]; INDEX(TELEPORTATION_SPRINTS; MATCH(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TEXTS; MATCH(ATHLETICS+POWER_LEVEL; MOVEMENT_INDEXES;0)); &quot;&quot;)">
            <text:p/>
          </table:table-cell>
          <table:table-cell table:style-name="Calc_20_Text" table:formula="of:=IF([.CA252]; INDEX(MOVEMENT_SPRINTS; MATCH(ATHLETICS+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TEXT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5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5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INDEXES; MATCH([.A259]; POWER_LABELS; 0)))" office:value-type="float" office:value="3" calcext:value-type="float">
            <text:p>3</text:p>
          </table:table-cell>
          <table:table-cell table:style-name="Calc_20_Text" table:formula="of:=IF(N([.B259]); IFERROR(T(INDEX(POWER_PREREQ_1; MATCH([.B259]; POWER_INDEXES; 0))); &quot;&quot;); &quot;&quot;)">
            <text:p/>
          </table:table-cell>
          <table:table-cell table:style-name="Calc_20_Text" table:formula="of:=IF(N([.B259]); IFERROR(T(INDEX(POWER_PREREQ_2; MATCH([.B259]; POWER_INDEXES; 0))); &quot;&quot;); &quot;&quot;)">
            <text:p/>
          </table:table-cell>
          <table:table-cell table:style-name="Calc_20_Text" table:formula="of:=IF(N([.B259]); IFERROR(T(INDEX(POWER_PREREQ_3; MATCH([.B259]; POWER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RANGES;MATCH([.B25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AREAS; MATCH([.B25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ATTACKS; MATCH([.B259]; POWER_INDEXES; 0)); FALSE())" office:value-type="boolean" office:boolean-value="true" calcext:value-type="boolean">
            <text:p>TRUE</text:p>
          </table:table-cell>
          <table:table-cell table:style-name="Calc_20_Text" table:formula="of:=IF([.B259]; INDEX(POWER_TYPES; MATCH([.B259]; POWER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ACTIONS; MATCH([.B25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TEXTS; MATCH([.B25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6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Damage: &quot;&amp;[.B265]; &quot;&quot;)" office:value-type="string" office:string-value="" calcext:value-type="error">
            <text:p>Err:504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" calcext:value-type="error">
            <text:p>Err:504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3: &quot;&amp;[.B266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4: &quot;&amp;[.B267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S; MATCH(POWER_LEVEL-1; power_level_indexesxxx; 0))&amp;&quot;/&quot;&amp;INDEX(POWER_LEVEL_RANGE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ange: &quot;&amp;[.B268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Area: &quot;&amp;[.B269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Bonus: +&quot;&amp;[.B270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in Height: &quot;&amp;[.B271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Height: &quot;&amp;[.B272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Mass: &quot;&amp;[.B273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Transformation Limits: &quot;&amp;[.B274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6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4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17">
          <table:table-cell table:style-name="Calc_20_Text" table:formula="of:=[$Data.A534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LABELS_DISPLAY; MATCH([.A288]; skill_skills; 0))&amp;IF([.B288]; &quot; (&quot;&amp;[Skills.D5]&amp;&quot;)&quot;; &quot; (0)&quot;)" office:value-type="string" office:string-value="" calcext:value-type="error">
            <text:p>#NAME?</text:p>
          </table:table-cell>
          <table:table-cell table:style-name="Calc_20_Text" table:formula="of:=IF([.B288]; [.E288]; &quot;&quot;)" office:value-type="string" office:string-value="" calcext:value-type="error">
            <text:p>#NAME?</text:p>
          </table:table-cell>
          <table:table-cell table:style-name="Calc_20_Text" table:formula="of:=[$Data.D534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4">
          <table:table-cell table:style-name="Calc_20_Text" table:formula="of:=[$Data.A535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LABELS_DISPLAY; MATCH([.A289]; skill_skills; 0))&amp;IF([.B289]; &quot; (&quot;&amp;[Skills.D6]&amp;&quot;)&quot;; &quot; (0)&quot;)" office:value-type="string" office:string-value="" calcext:value-type="error">
            <text:p>#NAME?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35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4">
          <table:table-cell table:style-name="Calc_20_Text" table:formula="of:=[$Data.A536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LABELS_DISPLAY; MATCH([.A290]; skill_skills; 0))&amp;IF([.B290]; &quot; (&quot;&amp;[Skills.D7]&amp;&quot;)&quot;; &quot; (0)&quot;)" office:value-type="string" office:string-value="" calcext:value-type="error">
            <text:p>#NAME?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36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4">
          <table:table-cell table:style-name="Calc_20_Text" table:formula="of:=[$Data.A537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LABELS_DISPLAY; MATCH([.A291]; skill_skills; 0))&amp;IF([.B291]; &quot; (&quot;&amp;[Skills.D8]&amp;&quot;)&quot;; &quot; (0)&quot;)" office:value-type="string" office:string-value="" calcext:value-type="error">
            <text:p>#NAME?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37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4">
          <table:table-cell table:style-name="Calc_20_Text" table:formula="of:=[$Data.A538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LABELS_DISPLAY; MATCH([.A292]; skill_skills; 0))&amp;IF([.B292]; &quot; (&quot;&amp;[Skills.D9]&amp;&quot;)&quot;; &quot; (0)&quot;)" office:value-type="string" office:string-value="" calcext:value-type="error">
            <text:p>#NAME?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38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4">
          <table:table-cell table:style-name="Calc_20_Text" table:formula="of:=[$Data.A539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LABELS_DISPLAY; MATCH([.A293]; skill_skills; 0))&amp;IF([.B293]; &quot; (&quot;&amp;[Skills.D10]&amp;&quot;)&quot;; &quot; (0)&quot;)" office:value-type="string" office:string-value="" calcext:value-type="error">
            <text:p>#NAME?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39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4">
          <table:table-cell table:style-name="Calc_20_Text" table:formula="of:=[$Data.A540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LABELS_DISPLAY; MATCH([.A294]; skill_skills; 0))&amp;IF([.B294]; &quot; (&quot;&amp;[Skills.D11]&amp;&quot;)&quot;; &quot; (0)&quot;)" office:value-type="string" office:string-value="" calcext:value-type="error">
            <text:p>#NAME?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40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4">
          <table:table-cell table:style-name="Calc_20_Text" table:formula="of:=[$Data.A541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LABELS_DISPLAY; MATCH([.A295]; skill_skills; 0))&amp;IF([.B295]; &quot; (&quot;&amp;[Skills.D12]&amp;&quot;)&quot;; &quot; (0)&quot;)" office:value-type="string" office:string-value="" calcext:value-type="error">
            <text:p>#NAME?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41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4">
          <table:table-cell table:style-name="Calc_20_Text" table:formula="of:=[$Data.A542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LABELS_DISPLAY; MATCH([.A296]; skill_skills; 0))&amp;IF([.B296]; &quot; (&quot;&amp;[Skills.D13]&amp;&quot;)&quot;; &quot; (0)&quot;)" office:value-type="string" office:string-value="" calcext:value-type="error">
            <text:p>#NAME?</text:p>
          </table:table-cell>
          <table:table-cell table:style-name="Calc_20_Text" table:formula="of:=IF([.B296]; [.E296]; &quot;&quot;)" office:value-type="string" office:string-value="" calcext:value-type="error">
            <text:p>#NAME?</text:p>
          </table:table-cell>
          <table:table-cell table:style-name="Calc_20_Text" table:formula="of:=[$Data.D542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4">
          <table:table-cell table:style-name="Calc_20_Text" table:formula="of:=[$Data.A543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LABELS_DISPLAY; MATCH([.A297]; skill_skills; 0))&amp;IF([.B297]; &quot; (&quot;&amp;[Skills.D14]&amp;&quot;)&quot;; &quot; (0)&quot;)" office:value-type="string" office:string-value="" calcext:value-type="error">
            <text:p>#NAME?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43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4">
          <table:table-cell table:style-name="Calc_20_Text" table:formula="of:=[$Data.A544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LABELS_DISPLAY; MATCH([.A298]; skill_skills; 0))&amp;IF([.B298]; &quot; (&quot;&amp;[Skills.D15]&amp;&quot;)&quot;; &quot; (0)&quot;)" office:value-type="string" office:string-value="" calcext:value-type="error">
            <text:p>#NAME?</text:p>
          </table:table-cell>
          <table:table-cell table:style-name="Calc_20_Text" table:formula="of:=IF([.B298]; [.E298]; &quot;&quot;)" office:value-type="string" office:string-value="" calcext:value-type="error">
            <text:p>#NAME?</text:p>
          </table:table-cell>
          <table:table-cell table:style-name="Calc_20_Text" table:formula="of:=[$Data.D544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4">
          <table:table-cell table:style-name="Calc_20_Text" table:formula="of:=[$Data.A545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LABELS_DISPLAY; MATCH([.A299]; skill_skills; 0))&amp;IF([.B299]; &quot; (&quot;&amp;[Skills.D16]&amp;&quot;)&quot;; &quot; (0)&quot;)" office:value-type="string" office:string-value="" calcext:value-type="error">
            <text:p>#NAME?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45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4">
          <table:table-cell table:style-name="Calc_20_Text" table:formula="of:=[$Data.A546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LABELS_DISPLAY; MATCH([.A300]; skill_skills; 0))&amp;IF([.B300]; &quot; (&quot;&amp;[Skills.D17]&amp;&quot;)&quot;; &quot; (0)&quot;)" office:value-type="string" office:string-value="" calcext:value-type="error">
            <text:p>#NAME?</text:p>
          </table:table-cell>
          <table:table-cell table:style-name="Calc_20_Text" table:formula="of:=IF([.B300]; [.E300]; &quot;&quot;)" office:value-type="string" office:string-value="" calcext:value-type="error">
            <text:p>#NAME?</text:p>
          </table:table-cell>
          <table:table-cell table:style-name="Calc_20_Text" table:formula="of:=[$Data.D546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4">
          <table:table-cell table:style-name="Calc_20_Text" table:formula="of:=[$Data.A547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LABELS_DISPLAY; MATCH([.A301]; skill_skills; 0))&amp;IF([.B301]; &quot; (&quot;&amp;[Skills.D18]&amp;&quot;)&quot;; &quot; (0)&quot;)" office:value-type="string" office:string-value="" calcext:value-type="error">
            <text:p>#NAME?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47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4">
          <table:table-cell table:style-name="Calc_20_Text" table:formula="of:=[$Data.A548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LABELS_DISPLAY; MATCH([.A302]; skill_skills; 0))&amp;IF([.B302]; &quot; (&quot;&amp;[Skills.D19]&amp;&quot;)&quot;; &quot; (0)&quot;)" office:value-type="string" office:string-value="" calcext:value-type="error">
            <text:p>#NAME?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48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4">
          <table:table-cell table:style-name="Calc_20_Text" table:formula="of:=[$Data.A549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LABELS_DISPLAY; MATCH([.A303]; skill_skills; 0))&amp;IF([.B303]; &quot; (&quot;&amp;[Skills.D20]&amp;&quot;)&quot;; &quot; (0)&quot;)" office:value-type="string" office:string-value="" calcext:value-type="error">
            <text:p>#NAME?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49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4">
          <table:table-cell table:style-name="Calc_20_Text" table:formula="of:=[$Data.A550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LABELS_DISPLAY; MATCH([.A304]; skill_skills; 0))&amp;IF([.B304]; &quot; (&quot;&amp;[Skills.D21]&amp;&quot;)&quot;; &quot; (0)&quot;)" office:value-type="string" office:string-value="" calcext:value-type="error">
            <text:p>#NAME?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50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4">
          <table:table-cell table:style-name="Calc_20_Text" table:formula="of:=[$Data.A551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LABELS_DISPLAY; MATCH([.A305]; skill_skills; 0))&amp;IF([.B305]; &quot; (&quot;&amp;[Skills.D22]&amp;&quot;)&quot;; &quot; (0)&quot;)" office:value-type="string" office:string-value="" calcext:value-type="error">
            <text:p>#NAME?</text:p>
          </table:table-cell>
          <table:table-cell table:style-name="Calc_20_Text" table:formula="of:=IF([.B305]; [.E305]; &quot;&quot;)" office:value-type="string" office:string-value="" calcext:value-type="error">
            <text:p>#NAME?</text:p>
          </table:table-cell>
          <table:table-cell table:style-name="Calc_20_Text" table:formula="of:=[$Data.D551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4">
          <table:table-cell table:style-name="Calc_20_Text" table:formula="of:=[$Data.A552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LABELS_DISPLAY; MATCH([.A306]; skill_skills; 0))&amp;IF([.B306]; &quot; (&quot;&amp;[Skills.D23]&amp;&quot;)&quot;; &quot; (0)&quot;)" office:value-type="string" office:string-value="" calcext:value-type="error">
            <text:p>#NAME?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52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4">
          <table:table-cell table:style-name="Calc_20_Text" table:formula="of:=[$Data.A553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LABELS_DISPLAY; MATCH([.A307]; skill_skills; 0))&amp;IF([.B307]; &quot; (&quot;&amp;[Skills.D24]&amp;&quot;)&quot;; &quot; (0)&quot;)" office:value-type="string" office:string-value="" calcext:value-type="error">
            <text:p>#NAME?</text:p>
          </table:table-cell>
          <table:table-cell table:style-name="Calc_20_Text" table:formula="of:=IF([.B307]; [.E307]; &quot;&quot;)" office:value-type="string" office:string-value="" calcext:value-type="error">
            <text:p>#NAME?</text:p>
          </table:table-cell>
          <table:table-cell table:style-name="Calc_20_Text" table:formula="of:=[$Data.D553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4">
          <table:table-cell table:style-name="Calc_20_Text" table:formula="of:=[$Data.A554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LABELS_DISPLAY; MATCH([.A308]; skill_skills; 0))&amp;IF([.B308]; &quot; (&quot;&amp;[Skills.D25]&amp;&quot;)&quot;; &quot; (0)&quot;)" office:value-type="string" office:string-value="" calcext:value-type="error">
            <text:p>#NAME?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54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4">
          <table:table-cell table:style-name="Calc_20_Text" table:formula="of:=[$Data.A555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LABELS_DISPLAY; MATCH([.A309]; skill_skills; 0))&amp;IF([.B309]; &quot; (&quot;&amp;[Skills.D26]&amp;&quot;)&quot;; &quot; (0)&quot;)" office:value-type="string" office:string-value="" calcext:value-type="error">
            <text:p>#NAME?</text:p>
          </table:table-cell>
          <table:table-cell table:style-name="Calc_20_Text" table:formula="of:=IF([.B309]; [.E309]; &quot;&quot;)" office:value-type="string" office:string-value="" calcext:value-type="error">
            <text:p>#NAME?</text:p>
          </table:table-cell>
          <table:table-cell table:style-name="Calc_20_Text" table:formula="of:=[$Data.D555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4">
          <table:table-cell table:style-name="Calc_20_Text" table:formula="of:=[$Data.A556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LABELS_DISPLAY; MATCH([.A310]; skill_skills; 0))&amp;IF([.B310]; &quot; (&quot;&amp;[Skills.D27]&amp;&quot;)&quot;; &quot; (0)&quot;)" office:value-type="string" office:string-value="" calcext:value-type="error">
            <text:p>#NAME?</text:p>
          </table:table-cell>
          <table:table-cell table:style-name="Calc_20_Text" table:formula="of:=IF([.B310]; [.E310]; &quot;&quot;)" office:value-type="string" office:string-value="" calcext:value-type="error">
            <text:p>#NAME?</text:p>
          </table:table-cell>
          <table:table-cell table:style-name="Calc_20_Text" table:formula="of:=[$Data.D556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4">
          <table:table-cell table:style-name="Calc_20_Text" table:formula="of:=[$Data.A557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LABELS_DISPLAY; MATCH([.A311]; skill_skills; 0))&amp;IF([.B311]; &quot; (&quot;&amp;[Skills.D28]&amp;&quot;)&quot;; &quot; (0)&quot;)" office:value-type="string" office:string-value="" calcext:value-type="error">
            <text:p>#NAME?</text:p>
          </table:table-cell>
          <table:table-cell table:style-name="Calc_20_Text" table:formula="of:=IF([.B311]; [.E311]; &quot;&quot;)" office:value-type="string" office:string-value="" calcext:value-type="error">
            <text:p>#NAME?</text:p>
          </table:table-cell>
          <table:table-cell table:style-name="Calc_20_Text" table:formula="of:=[$Data.D557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5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F288:.F311])" office:value-type="string" office:string-value="" calcext:value-type="error">
            <text:p>#NAME?</text:p>
          </table:table-cell>
          <table:table-cell table:number-columns-repeated="127"/>
        </table:table-row>
        <table:table-row table:style-name="ro15">
          <table:table-cell table:number-columns-repeated="4"/>
          <table:table-cell table:style-name="ce39" table:formula="of:=COM.MICROSOFT.TEXTJOIN(CHAR(13)&amp;CHAR(10); TRUE(); [.E300:.E311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e39" table:formula="of:=COM.MICROSOFT.TEXTJOIN(CHAR(13)&amp;CHAR(10); TRUE(); [.E288:.E313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8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7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" calcext:value-type="error">
            <text:p>#NAME?</text:p>
          </table:table-cell>
          <table:table-cell table:style-name="Calc_20_Text" table:formula="of:=IF([.D320]=&quot;&quot;; &quot;&quot;; &quot;Normal lift: &quot;&amp;[.D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-1; strength__indexes; 0)); &quot;&quot;)" office:value-type="string" office:string-value="" calcext:value-type="error">
            <text:p>#NAME?</text:p>
          </table:table-cell>
          <table:table-cell table:style-name="Calc_20_Text" table:formula="of:=IF([.F320]=&quot;&quot;; &quot;&quot;; [.F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-1; strength__indexes; 0)); &quot;&quot;)" office:value-type="string" office:string-value="" calcext:value-type="error">
            <text:p>#NAME?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" calcext:value-type="error" table:number-columns-spanned="1" table:number-rows-spanned="4">
            <text:p>#NAME?</text:p>
          </table:table-cell>
          <table:table-cell table:number-columns-repeated="126"/>
        </table:table-row>
        <table:table-row table:style-name="ro15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" calcext:value-type="error">
            <text:p>#NAME?</text:p>
          </table:table-cell>
          <table:table-cell table:style-name="Calc_20_Text" table:formula="of:=IF([.D321]=&quot;&quot;; &quot;&quot;; &quot;Max lift: &quot;&amp;[.D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; strength__indexes; 0)); &quot;&quot;)" office:value-type="string" office:string-value="" calcext:value-type="error">
            <text:p>#NAME?</text:p>
          </table:table-cell>
          <table:table-cell table:style-name="Calc_20_Text" table:formula="of:=IF([.F321]=&quot;&quot;; &quot;&quot;; [.F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; strength__indexes; 0)); &quot;&quot;)" office:value-type="string" office:string-value="" calcext:value-type="error">
            <text:p>#NAME?</text:p>
          </table:table-cell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2]=&quot;&quot;; &quot;&quot;; &quot;Throw 10 kg: &quot;&amp;[.D322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THROW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3]=&quot;&quot;; &quot;&quot;; &quot;Jump: &quot;&amp;[.D323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JUMP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number-columns-repeated="17" table:default-cell-style-name="Default"/>
        <table:table-column table:style-name="co11" table:number-columns-repeated="5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number-columns-repeated="18" table:default-cell-style-name="Default"/>
        <table:table-column table:style-name="co21" table:default-cell-style-name="Default"/>
        <table:table-column table:style-name="co11" table:number-columns-repeated="17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column table:style-name="co21" table:default-cell-style-name="Default"/>
        <table:table-column table:style-name="co7" table:number-columns-repeated="17" table:default-cell-style-name="Default"/>
        <table:table-column table:style-name="co21" table:default-cell-style-name="Default"/>
        <table:table-column table:style-name="co7" table:number-columns-repeated="17" table:default-cell-style-name="Default"/>
        <table:table-column table:style-name="co22" table:default-cell-style-name="Default"/>
        <table:table-row table:style-name="ro5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4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4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TEXTS&quot;; &quot;ARCHETYPE_TEXTS&quot;)" office:value-type="string" office:string-value="ARCHETYPE_TEXTS" calcext:value-type="string">
            <text:p>ARCHETYPE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9" table:formula="of:=HYPERLINK(&quot;#COMPLICATION_TEXTS&quot;; &quot;COMPLICATION_TEXTS&quot;)" office:value-type="string" office:string-value="COMPLICATION_TEXTS" calcext:value-type="string">
            <text:p>COMPLICATION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9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9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9" table:formula="of:=HYPERLINK(&quot;#DENSITY_CONTROL_TEXTS&quot;; &quot;DENSITY_CONTROL_TEXTS&quot;)" office:value-type="string" office:string-value="DENSITY_CONTROL_TEXTS" calcext:value-type="string">
            <text:p>DENSITY_CONTROL_TEX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9" table:formula="of:=HYPERLINK(&quot;#DUPLICATION_TEXTS&quot;; &quot;DUPLICATION_TEXTS&quot;)" office:value-type="string" office:string-value="DUPLICATION_TEXTS" calcext:value-type="string">
            <text:p>DUPLICATION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84]=&quot;&quot;; &quot;&quot;; [.B84]&amp;&quot; (Level &quot;&amp;[.C84]&amp;&quot;, &quot;&amp;[.D8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92]; IF(CONFIG_ERA=&quot;Modern&quot;; [.B100]; IF(CONFIG_ERA=&quot;Science Fiction&quot;; [.B108]; [.B100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92]; IF(CONFIG_ERA=&quot;Modern&quot;; [.C100]; IF(CONFIG_ERA=&quot;Science Fiction&quot;; [.C108]; [.C100])))" office:value-type="float" office:value="1" calcext:value-type="float">
            <text:p>1</text:p>
          </table:table-cell>
          <table:table-cell table:style-name="Calc_20_Text" table:formula="of:=IF(CONFIG_ERA=&quot;Fantasy&quot;; [.D92]; IF(CONFIG_ERA=&quot;Modern&quot;; [.D100]; IF(CONFIG_ERA=&quot;Science Fiction&quot;; [.D108]; [.D100])))" office:value-type="float" office:value="4" calcext:value-type="float">
            <text:p>4</text:p>
          </table:table-cell>
          <table:table-cell table:style-name="Calc_20_Text" table:formula="of:=IF(CONFIG_ERA=&quot;Fantasy&quot;; [.E92]; IF(CONFIG_ERA=&quot;Modern&quot;; [.E100]; IF(CONFIG_ERA=&quot;Science Fiction&quot;; [.E108]; [.E100])))" office:value-type="float" office:value="0" calcext:value-type="float">
            <text:p>0</text:p>
          </table:table-cell>
          <table:table-cell table:style-name="Calc_20_Text" table:formula="of:=IF(CONFIG_ERA=&quot;Fantasy&quot;; [.F92]; IF(CONFIG_ERA=&quot;Modern&quot;; [.F100]; IF(CONFIG_ERA=&quot;Science Fiction&quot;; [.F108]; [.F100])))" office:value-type="float" office:value="400" calcext:value-type="float">
            <text:p>400</text:p>
          </table:table-cell>
          <table:table-cell table:style-name="Calc_20_Text" table:formula="of:=IF(CONFIG_ERA=&quot;Fantasy&quot;; [.G92]; IF(CONFIG_ERA=&quot;Modern&quot;; [.G100]; IF(CONFIG_ERA=&quot;Science Fiction&quot;; [.G108]; [.G100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5]=&quot;&quot;; &quot;&quot;; [.B85]&amp;&quot; (Level &quot;&amp;[.C85]&amp;&quot;, &quot;&amp;[.D8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93]; IF(CONFIG_ERA=&quot;Modern&quot;; [.B101]; IF(CONFIG_ERA=&quot;Science Fiction&quot;; [.B109]; [.B101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93]; IF(CONFIG_ERA=&quot;Modern&quot;; [.C101]; IF(CONFIG_ERA=&quot;Science Fiction&quot;; [.C109]; [.C101])))" office:value-type="float" office:value="1" calcext:value-type="float">
            <text:p>1</text:p>
          </table:table-cell>
          <table:table-cell table:style-name="Calc_20_Text" table:formula="of:=IF(CONFIG_ERA=&quot;Fantasy&quot;; [.D93]; IF(CONFIG_ERA=&quot;Modern&quot;; [.D101]; IF(CONFIG_ERA=&quot;Science Fiction&quot;; [.D109]; [.D101])))" office:value-type="float" office:value="4" calcext:value-type="float">
            <text:p>4</text:p>
          </table:table-cell>
          <table:table-cell table:style-name="Calc_20_Text" table:formula="of:=IF(CONFIG_ERA=&quot;Fantasy&quot;; [.E93]; IF(CONFIG_ERA=&quot;Modern&quot;; [.E101]; IF(CONFIG_ERA=&quot;Science Fiction&quot;; [.E109]; [.E101])))" office:value-type="float" office:value="0" calcext:value-type="float">
            <text:p>0</text:p>
          </table:table-cell>
          <table:table-cell table:style-name="Calc_20_Text" table:formula="of:=IF(CONFIG_ERA=&quot;Fantasy&quot;; [.F93]; IF(CONFIG_ERA=&quot;Modern&quot;; [.F101]; IF(CONFIG_ERA=&quot;Science Fiction&quot;; [.F109]; [.F101])))" office:value-type="float" office:value="1600" calcext:value-type="float">
            <text:p>1600</text:p>
          </table:table-cell>
          <table:table-cell table:style-name="Calc_20_Text" table:formula="of:=IF(CONFIG_ERA=&quot;Fantasy&quot;; [.G93]; IF(CONFIG_ERA=&quot;Modern&quot;; [.G101]; IF(CONFIG_ERA=&quot;Science Fiction&quot;; [.G109]; [.G101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6]=&quot;&quot;; &quot;&quot;; [.B86]&amp;&quot; (Level &quot;&amp;[.C86]&amp;&quot;, &quot;&amp;[.D8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94]; IF(CONFIG_ERA=&quot;Modern&quot;; [.B102]; IF(CONFIG_ERA=&quot;Science Fiction&quot;; [.B110]; [.B102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94]; IF(CONFIG_ERA=&quot;Modern&quot;; [.C102]; IF(CONFIG_ERA=&quot;Science Fiction&quot;; [.C110]; [.C102])))" office:value-type="float" office:value="2" calcext:value-type="float">
            <text:p>2</text:p>
          </table:table-cell>
          <table:table-cell table:style-name="Calc_20_Text" table:formula="of:=IF(CONFIG_ERA=&quot;Fantasy&quot;; [.D94]; IF(CONFIG_ERA=&quot;Modern&quot;; [.D102]; IF(CONFIG_ERA=&quot;Science Fiction&quot;; [.D110]; [.D102])))" office:value-type="float" office:value="5" calcext:value-type="float">
            <text:p>5</text:p>
          </table:table-cell>
          <table:table-cell table:style-name="Calc_20_Text" table:formula="of:=IF(CONFIG_ERA=&quot;Fantasy&quot;; [.E94]; IF(CONFIG_ERA=&quot;Modern&quot;; [.E102]; IF(CONFIG_ERA=&quot;Science Fiction&quot;; [.E110]; [.E102])))" office:value-type="float" office:value="0" calcext:value-type="float">
            <text:p>0</text:p>
          </table:table-cell>
          <table:table-cell table:style-name="Calc_20_Text" table:formula="of:=IF(CONFIG_ERA=&quot;Fantasy&quot;; [.F94]; IF(CONFIG_ERA=&quot;Modern&quot;; [.F102]; IF(CONFIG_ERA=&quot;Science Fiction&quot;; [.F110]; [.F102])))" office:value-type="float" office:value="2000" calcext:value-type="float">
            <text:p>2000</text:p>
          </table:table-cell>
          <table:table-cell table:style-name="Calc_20_Text" table:formula="of:=IF(CONFIG_ERA=&quot;Fantasy&quot;; [.G94]; IF(CONFIG_ERA=&quot;Modern&quot;; [.G102]; IF(CONFIG_ERA=&quot;Science Fiction&quot;; [.G110]; [.G102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7]=&quot;&quot;; &quot;&quot;; [.B87]&amp;&quot; (Level &quot;&amp;[.C87]&amp;&quot;, &quot;&amp;[.D8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95]; IF(CONFIG_ERA=&quot;Modern&quot;; [.B103]; IF(CONFIG_ERA=&quot;Science Fiction&quot;; [.B111]; [.B103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95]; IF(CONFIG_ERA=&quot;Modern&quot;; [.C103]; IF(CONFIG_ERA=&quot;Science Fiction&quot;; [.C111]; [.C103])))" office:value-type="float" office:value="3" calcext:value-type="float">
            <text:p>3</text:p>
          </table:table-cell>
          <table:table-cell table:style-name="Calc_20_Text" table:formula="of:=IF(CONFIG_ERA=&quot;Fantasy&quot;; [.D95]; IF(CONFIG_ERA=&quot;Modern&quot;; [.D103]; IF(CONFIG_ERA=&quot;Science Fiction&quot;; [.D111]; [.D103])))" office:value-type="float" office:value="6" calcext:value-type="float">
            <text:p>6</text:p>
          </table:table-cell>
          <table:table-cell table:style-name="Calc_20_Text" table:formula="of:=IF(CONFIG_ERA=&quot;Fantasy&quot;; [.E95]; IF(CONFIG_ERA=&quot;Modern&quot;; [.E103]; IF(CONFIG_ERA=&quot;Science Fiction&quot;; [.E111]; [.E103])))" office:value-type="float" office:value="0" calcext:value-type="float">
            <text:p>0</text:p>
          </table:table-cell>
          <table:table-cell table:style-name="Calc_20_Text" table:formula="of:=IF(CONFIG_ERA=&quot;Fantasy&quot;; [.F95]; IF(CONFIG_ERA=&quot;Modern&quot;; [.F103]; IF(CONFIG_ERA=&quot;Science Fiction&quot;; [.F111]; [.F103])))" office:value-type="float" office:value="4000" calcext:value-type="float">
            <text:p>4000</text:p>
          </table:table-cell>
          <table:table-cell table:style-name="Calc_20_Text" table:formula="of:=IF(CONFIG_ERA=&quot;Fantasy&quot;; [.G95]; IF(CONFIG_ERA=&quot;Modern&quot;; [.G103]; IF(CONFIG_ERA=&quot;Science Fiction&quot;; [.G111]; [.G103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88]=&quot;&quot;; &quot;&quot;; [.B88]&amp;&quot; (Level &quot;&amp;[.C88]&amp;&quot;, &quot;&amp;[.D8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96]; IF(CONFIG_ERA=&quot;Modern&quot;; [.B104]; IF(CONFIG_ERA=&quot;Science Fiction&quot;; [.B112]; [.B104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96]; IF(CONFIG_ERA=&quot;Modern&quot;; [.C104]; IF(CONFIG_ERA=&quot;Science Fiction&quot;; [.C112]; [.C104])))" office:value-type="float" office:value="4" calcext:value-type="float">
            <text:p>4</text:p>
          </table:table-cell>
          <table:table-cell table:style-name="Calc_20_Text" table:formula="of:=IF(CONFIG_ERA=&quot;Fantasy&quot;; [.D96]; IF(CONFIG_ERA=&quot;Modern&quot;; [.D104]; IF(CONFIG_ERA=&quot;Science Fiction&quot;; [.D112]; [.D104])))" office:value-type="float" office:value="7" calcext:value-type="float">
            <text:p>7</text:p>
          </table:table-cell>
          <table:table-cell table:style-name="Calc_20_Text" table:formula="of:=IF(CONFIG_ERA=&quot;Fantasy&quot;; [.E96]; IF(CONFIG_ERA=&quot;Modern&quot;; [.E104]; IF(CONFIG_ERA=&quot;Science Fiction&quot;; [.E112]; [.E104])))" office:value-type="float" office:value="0" calcext:value-type="float">
            <text:p>0</text:p>
          </table:table-cell>
          <table:table-cell table:style-name="Calc_20_Text" table:formula="of:=IF(CONFIG_ERA=&quot;Fantasy&quot;; [.F96]; IF(CONFIG_ERA=&quot;Modern&quot;; [.F104]; IF(CONFIG_ERA=&quot;Science Fiction&quot;; [.F112]; [.F104])))" office:value-type="float" office:value="8000" calcext:value-type="float">
            <text:p>8000</text:p>
          </table:table-cell>
          <table:table-cell table:style-name="Calc_20_Text" table:formula="of:=IF(CONFIG_ERA=&quot;Fantasy&quot;; [.G96]; IF(CONFIG_ERA=&quot;Modern&quot;; [.G104]; IF(CONFIG_ERA=&quot;Science Fiction&quot;; [.G112]; [.G104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89]=&quot;&quot;; &quot;&quot;; [.B89]&amp;&quot; (Level &quot;&amp;[.C89]&amp;&quot;, &quot;&amp;[.D89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97]; IF(CONFIG_ERA=&quot;Modern&quot;; [.B105]; IF(CONFIG_ERA=&quot;Science Fiction&quot;; [.B113]; [.B105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97]; IF(CONFIG_ERA=&quot;Modern&quot;; [.C105]; IF(CONFIG_ERA=&quot;Science Fiction&quot;; [.C113]; [.C105])))" office:value-type="float" office:value="5" calcext:value-type="float">
            <text:p>5</text:p>
          </table:table-cell>
          <table:table-cell table:style-name="Calc_20_Text" table:formula="of:=IF(CONFIG_ERA=&quot;Fantasy&quot;; [.D97]; IF(CONFIG_ERA=&quot;Modern&quot;; [.D105]; IF(CONFIG_ERA=&quot;Science Fiction&quot;; [.D113]; [.D105])))" office:value-type="float" office:value="8" calcext:value-type="float">
            <text:p>8</text:p>
          </table:table-cell>
          <table:table-cell table:style-name="Calc_20_Text" table:formula="of:=IF(CONFIG_ERA=&quot;Fantasy&quot;; [.E97]; IF(CONFIG_ERA=&quot;Modern&quot;; [.E105]; IF(CONFIG_ERA=&quot;Science Fiction&quot;; [.E113]; [.E105])))" office:value-type="float" office:value="0" calcext:value-type="float">
            <text:p>0</text:p>
          </table:table-cell>
          <table:table-cell table:style-name="Calc_20_Text" table:formula="of:=IF(CONFIG_ERA=&quot;Fantasy&quot;; [.F97]; IF(CONFIG_ERA=&quot;Modern&quot;; [.F105]; IF(CONFIG_ERA=&quot;Science Fiction&quot;; [.F113]; [.F105])))" office:value-type="float" office:value="16000" calcext:value-type="float">
            <text:p>16000</text:p>
          </table:table-cell>
          <table:table-cell table:style-name="Calc_20_Text" table:formula="of:=IF(CONFIG_ERA=&quot;Fantasy&quot;; [.G97]; IF(CONFIG_ERA=&quot;Modern&quot;; [.G105]; IF(CONFIG_ERA=&quot;Science Fiction&quot;; [.G113]; [.G105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92]=&quot;&quot;; &quot;&quot;; [.B92]&amp;&quot; (Level &quot;&amp;[.C92]&amp;&quot;, &quot;&amp;[.D92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3]=&quot;&quot;; &quot;&quot;; [.B93]&amp;&quot; (Level &quot;&amp;[.C93]&amp;&quot;, &quot;&amp;[.D93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4]=&quot;&quot;; &quot;&quot;; [.B94]&amp;&quot; (Level &quot;&amp;[.C94]&amp;&quot;, &quot;&amp;[.D94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5]=&quot;&quot;; &quot;&quot;; [.B95]&amp;&quot; (Level &quot;&amp;[.C95]&amp;&quot;, &quot;&amp;[.D95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6]=&quot;&quot;; &quot;&quot;; [.B96]&amp;&quot; (Level &quot;&amp;[.C96]&amp;&quot;, &quot;&amp;[.D96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7]=&quot;&quot;; &quot;&quot;; [.B97]&amp;&quot; (Level &quot;&amp;[.C97]&amp;&quot;, &quot;&amp;[.D97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00]=&quot;&quot;; &quot;&quot;; [.B100]&amp;&quot; (Level &quot;&amp;[.C100]&amp;&quot;, &quot;&amp;[.D10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1]=&quot;&quot;; &quot;&quot;; [.B101]&amp;&quot; (Level &quot;&amp;[.C101]&amp;&quot;, &quot;&amp;[.D10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2]=&quot;&quot;; &quot;&quot;; [.B102]&amp;&quot; (Level &quot;&amp;[.C102]&amp;&quot;, &quot;&amp;[.D10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3]=&quot;&quot;; &quot;&quot;; [.B103]&amp;&quot; (Level &quot;&amp;[.C103]&amp;&quot;, &quot;&amp;[.D10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04]=&quot;&quot;; &quot;&quot;; [.B104]&amp;&quot; (Level &quot;&amp;[.C104]&amp;&quot;, &quot;&amp;[.D10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05]=&quot;&quot;; &quot;&quot;; [.B105]&amp;&quot; (Level &quot;&amp;[.C105]&amp;&quot;, &quot;&amp;[.D10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08]=&quot;&quot;; &quot;&quot;; [.B108]&amp;&quot; (Level &quot;&amp;[.C108]&amp;&quot;, &quot;&amp;[.D10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4">
          <table:table-cell table:style-name="Calc_20_Text" table:formula="of:=IF([.B109]=&quot;&quot;; &quot;&quot;; [.B109]&amp;&quot; (Level &quot;&amp;[.C109]&amp;&quot;, &quot;&amp;[.D10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0]=&quot;&quot;; &quot;&quot;; [.B110]&amp;&quot; (Level &quot;&amp;[.C110]&amp;&quot;, &quot;&amp;[.D11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1]=&quot;&quot;; &quot;&quot;; [.B111]&amp;&quot; (Level &quot;&amp;[.C111]&amp;&quot;, &quot;&amp;[.D11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2]=&quot;&quot;; &quot;&quot;; [.B112]&amp;&quot; (Level &quot;&amp;[.C112]&amp;&quot;, &quot;&amp;[.D11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3]=&quot;&quot;; &quot;&quot;; [.B113]&amp;&quot; (Level &quot;&amp;[.C113]&amp;&quot;, &quot;&amp;[.D11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4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19]=&quot;&quot;; &quot;&quot;; [.B119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4">
          <table:table-cell table:style-name="Calc_20_Text" table:formula="of:=IF([.B120]=&quot;&quot;; &quot;&quot;; [.B120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4">
          <table:table-cell table:style-name="Calc_20_Text" table:formula="of:=IF([.B121]=&quot;&quot;; &quot;&quot;; [.B121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4">
          <table:table-cell table:style-name="Calc_20_Text" table:formula="of:=IF([.B122]=&quot;&quot;; &quot;&quot;; [.B122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4">
          <table:table-cell table:style-name="Calc_20_Text" table:formula="of:=IF([.B123]=&quot;&quot;; &quot;&quot;; [.B123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4">
          <table:table-cell table:style-name="Calc_20_Text" table:formula="of:=IF([.B124]=&quot;&quot;; &quot;&quot;; [.B124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4">
          <table:table-cell table:style-name="Calc_20_Text" table:formula="of:=IF([.B125]=&quot;&quot;; &quot;&quot;; [.B125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4">
          <table:table-cell table:style-name="Calc_20_Text" table:formula="of:=IF([.B126]=&quot;&quot;; &quot;&quot;; [.B126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4">
          <table:table-cell table:style-name="Calc_20_Text" table:formula="of:=IF([.B127]=&quot;&quot;; &quot;&quot;; [.B127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33]=&quot;&quot;; &quot;&quot;; [.B133]&amp;&quot; (Level &quot;&amp;[.C133]&amp;&quot;, +&quot;&amp;[.D133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4]=&quot;&quot;; &quot;&quot;; [.B134]&amp;&quot; (Level &quot;&amp;[.C134]&amp;&quot;, +&quot;&amp;[.D134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5]=&quot;&quot;; &quot;&quot;; [.B135]&amp;&quot; (Level &quot;&amp;[.C135]&amp;&quot;, +&quot;&amp;[.D135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6]=&quot;&quot;; &quot;&quot;; [.B136]&amp;&quot; (Level &quot;&amp;[.C136]&amp;&quot;, +&quot;&amp;[.D136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7]=&quot;&quot;; &quot;&quot;; [.B137]&amp;&quot; (Level &quot;&amp;[.C137]&amp;&quot;, +&quot;&amp;[.D137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8]=&quot;&quot;; &quot;&quot;; [.B138]&amp;&quot; (Level &quot;&amp;[.C138]&amp;&quot;, +&quot;&amp;[.D138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4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44]=&quot;&quot;; &quot;&quot;; [.B14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4">
          <table:table-cell table:style-name="Calc_20_Text" table:formula="of:=IF([.B145]=&quot;&quot;; &quot;&quot;; [.B14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4">
          <table:table-cell table:style-name="Calc_20_Text" table:formula="of:=IF([.B146]=&quot;&quot;; &quot;&quot;; [.B14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52]=&quot;&quot;; &quot;&quot;; [.B152]&amp;&quot; (Level &quot;&amp;[.C152]&amp;&quot;, &quot;&amp;[.D152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3]=&quot;&quot;; &quot;&quot;; [.B153]&amp;&quot; (Level &quot;&amp;[.C153]&amp;&quot;, &quot;&amp;[.D153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4]=&quot;&quot;; &quot;&quot;; [.B154]&amp;&quot; (Level &quot;&amp;[.C154]&amp;&quot;, &quot;&amp;[.D154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5]=&quot;&quot;; &quot;&quot;; [.B155]&amp;&quot; (Level &quot;&amp;[.C155]&amp;&quot;, &quot;&amp;[.D155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6]=&quot;&quot;; &quot;&quot;; [.B156]&amp;&quot; (Level &quot;&amp;[.C156]&amp;&quot;, &quot;&amp;[.D156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62]=&quot;&quot;; &quot;&quot;; [.B162]&amp;&quot; (Level &quot;&amp;[.C162]&amp;&quot;, &quot;&amp;[.D162]&amp;&quot; Damage, &quot;&amp;[.E162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3]=&quot;&quot;; &quot;&quot;; [.B163]&amp;&quot; (Level &quot;&amp;[.C163]&amp;&quot;, &quot;&amp;[.D163]&amp;&quot; Damage, &quot;&amp;[.E163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4]=&quot;&quot;; &quot;&quot;; [.B164]&amp;&quot; (Level &quot;&amp;[.C164]&amp;&quot;, &quot;&amp;[.D164]&amp;&quot; Damage, &quot;&amp;[.E164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5]=&quot;&quot;; &quot;&quot;; [.B165]&amp;&quot; (Level &quot;&amp;[.C165]&amp;&quot;, &quot;&amp;[.D165]&amp;&quot; Damage, &quot;&amp;[.E165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6]=&quot;&quot;; &quot;&quot;; [.B166]&amp;&quot; (Level &quot;&amp;[.C166]&amp;&quot;, &quot;&amp;[.D166]&amp;&quot; Damage, &quot;&amp;[.E166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7]=&quot;&quot;; &quot;&quot;; [.B167]&amp;&quot; (Level &quot;&amp;[.C167]&amp;&quot;, &quot;&amp;[.D167]&amp;&quot; Damage, &quot;&amp;[.E167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8]=&quot;&quot;; &quot;&quot;; [.B168]&amp;&quot; (Level &quot;&amp;[.C168]&amp;&quot;, &quot;&amp;[.D168]&amp;&quot; Damage, &quot;&amp;[.E168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9]=&quot;&quot;; &quot;&quot;; [.B169]&amp;&quot; (Level &quot;&amp;[.C169]&amp;&quot;, &quot;&amp;[.D169]&amp;&quot; Damage, &quot;&amp;[.E169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0]=&quot;&quot;; &quot;&quot;; [.B170]&amp;&quot; (Level &quot;&amp;[.C170]&amp;&quot;, &quot;&amp;[.D170]&amp;&quot; Damage, &quot;&amp;[.E170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1]=&quot;&quot;; &quot;&quot;; [.B171]&amp;&quot; (Level &quot;&amp;[.C171]&amp;&quot;, &quot;&amp;[.D171]&amp;&quot; Damage, &quot;&amp;[.E171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2]=&quot;&quot;; &quot;&quot;; [.B172]&amp;&quot; (Level &quot;&amp;[.C172]&amp;&quot;, &quot;&amp;[.D172]&amp;&quot; Damage, &quot;&amp;[.E172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3]=&quot;&quot;; &quot;&quot;; [.B173]&amp;&quot; (Level &quot;&amp;[.C173]&amp;&quot;, &quot;&amp;[.D173]&amp;&quot; Damage, &quot;&amp;[.E173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4]=&quot;&quot;; &quot;&quot;; [.B174]&amp;&quot; (Level &quot;&amp;[.C174]&amp;&quot;, &quot;&amp;[.D174]&amp;&quot; Damage, &quot;&amp;[.E174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5]=&quot;&quot;; &quot;&quot;; [.B175]&amp;&quot; (Level &quot;&amp;[.C175]&amp;&quot;, &quot;&amp;[.D175]&amp;&quot; Damage, &quot;&amp;[.E175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4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7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7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4">
          <table:table-cell table:style-name="Calc_20_Text" table:formula="of:=IF([.B186]=&quot;&quot;; &quot;&quot;; [.B186]&amp;&quot; (Level &quot;&amp;[.C186]&amp;&quot;, &quot;&amp;[.D186]&amp;&quot; Damage, &quot;&amp;[.E186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4">
          <table:table-cell table:style-name="Calc_20_Text" table:formula="of:=IF([.B187]=&quot;&quot;; &quot;&quot;; [.B187]&amp;&quot; (Level &quot;&amp;[.C187]&amp;&quot;, &quot;&amp;[.D187]&amp;&quot; Damage, &quot;&amp;[.E187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7">
          <table:table-cell table:style-name="Calc_20_Text" table:formula="of:=IF([.B188]=&quot;&quot;; &quot;&quot;; [.B188]&amp;&quot; (Level &quot;&amp;[.C188]&amp;&quot;, &quot;&amp;[.D188]&amp;&quot; Damage, &quot;&amp;[.E188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7">
          <table:table-cell table:style-name="Calc_20_Text" table:formula="of:=IF([.B189]=&quot;&quot;; &quot;&quot;; [.B189]&amp;&quot; (Level &quot;&amp;[.C189]&amp;&quot;, &quot;&amp;[.D189]&amp;&quot; Damage, &quot;&amp;[.E189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4">
          <table:table-cell table:style-name="Calc_20_Text" table:formula="of:=IF([.B190]=&quot;&quot;; &quot;&quot;; [.B190]&amp;&quot; (Level &quot;&amp;[.C190]&amp;&quot;, &quot;&amp;[.D190]&amp;&quot; Damage, &quot;&amp;[.E190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7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7">
          <table:table-cell table:style-name="Calc_20_Text" table:formula="of:=IF([.B192]=&quot;&quot;; &quot;&quot;; [.B192]&amp;&quot; (Level &quot;&amp;[.C192]&amp;&quot;, &quot;&amp;[.D192]&amp;&quot; Damage, &quot;&amp;[.E192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98]=&quot;&quot;; &quot;&quot;; [.B198]&amp;&quot; (Level &quot;&amp;[.C198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99]=&quot;&quot;; &quot;&quot;; [.B199]&amp;&quot; (Level &quot;&amp;[.C199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0]=&quot;&quot;; &quot;&quot;; [.B200]&amp;&quot; (Level &quot;&amp;[.C200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1]=&quot;&quot;; &quot;&quot;; [.B201]&amp;&quot; (Level &quot;&amp;[.C201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2]=&quot;&quot;; &quot;&quot;; [.B202]&amp;&quot; (Level &quot;&amp;[.C202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office:value-type="string" calcext:value-type="string">
            <text:p>XXX add every skill? Maybe eventually</text:p>
          </table:table-cell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Eras</text:p>
          </table:table-cell>
          <table:table-cell table:style-name="Calc_20_Heading_20_2_20__28_Section_29_"/>
          <table:table-cell office:value-type="string" calcext:value-type="string">
            <text:p>XXX flip axes? Maybe eventually</text:p>
          </table:table-cell>
          <table:table-cell table:number-columns-repeated="114"/>
        </table:table-row>
        <table:table-row table:style-name="ro4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TEXTS&quot;; &quot;GIFT_TEXTS&quot;)" office:value-type="string" office:string-value="GIFT_TEXTS" calcext:value-type="string">
            <text:p>GIFT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TEXTS&quot;; &quot;GROWTH_TEXTS&quot;)" office:value-type="string" office:string-value="GROWTH_TEXTS" calcext:value-type="string">
            <text:p>GROWTH_TEXTS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TEXTS&quot;; &quot;HASTE_TEXTS&quot;)" office:value-type="string" office:string-value="HASTE_TEXTS" calcext:value-type="string">
            <text:p>HASTE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TEXTS&quot;; &quot;MOTIVATION_TEXTS&quot;)" office:value-type="string" office:string-value="MOTIVATION_TEXTS" calcext:value-type="string">
            <text:p>MOTIVATION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TEXTS&quot;; &quot;MOVEMENT_BASES_TEXTS&quot;)" office:value-type="string" office:string-value="MOVEMENT_BASES_TEXTS" calcext:value-type="string">
            <text:p>MOVEMENT_BASES_TEXT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S_TEXTS&quot;; &quot;MOVEMENT_SPRINTS_TEXTS&quot;)" office:value-type="string" office:string-value="MOVEMENT_SPRINTS_TEXTS" calcext:value-type="string">
            <text:p>MOVEMENT_SPRINTS_TEXT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S_KMH_TEXTS&quot;; &quot;MOVEMENT_SPRINTS_KMH_TEXTS&quot;)" office:value-type="string" office:string-value="MOVEMENT_SPRINTS_KMH_TEXTS" calcext:value-type="string">
            <text:p>MOVEMENT_SPRINTS_KMH_TEXTS</text:p>
          </table:table-cell>
          <table:table-cell table:style-name="Calc_20_Text_20__28_Display_2c__20_Link_29_" table:formula="of:=HYPERLINK(&quot;#MOVEMENT_TEXTS&quot;; &quot;MOVEMENT_TEXTS&quot;)" office:value-type="string" office:string-value="MOVEMENT_TEXTS" calcext:value-type="string">
            <text:p>MOVEMENT_TEXTS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9" table:formula="of:=HYPERLINK(&quot;#ORIGIN_TEXTS&quot;; &quot;ORIGIN_TEXTS&quot;)" office:value-type="string" office:string-value="ORIGIN_TEXTS" calcext:value-type="string">
            <text:p>ORIGIN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TEXTS&quot;; &quot;POWER_TEXTS&quot;)" office:value-type="string" office:string-value="POWER_TEXTS" calcext:value-type="string">
            <text:p>POWER_TEXT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61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alc_20_Text_20__28_Static_29_" table:number-columns-repeated="4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61"/>
          <table:table-cell table:style-name="Calc_20_Text_20__28_Static_29_" table:number-columns-repeated="4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61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TEXTS&quot;; &quot;POWER_BOOST_TEXTS&quot;)" office:value-type="string" office:string-value="POWER_BOOST_TEXTS" calcext:value-type="string">
            <text:p>POWER_BOOST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Power Level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TEXTS&quot;; &quot;POWER_LEVEL_RANGES_TEXTS&quot;)" office:value-type="string" office:string-value="POWER_LEVEL_RANGES_TEXTS" calcext:value-type="string">
            <text:p>POWER_LEVEL_RANGES_TEXTS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S&quot;; &quot;POWER_LEVEL_AREAS_TEXTS&quot;)" office:value-type="string" office:string-value="POWER_LEVEL_AREAS_TEXTS" calcext:value-type="string">
            <text:p>POWER_LEVEL_AREAS_TEXTS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EXTS&quot;; &quot;POWER_LEVEL_TEXTS&quot;)" office:value-type="string" office:string-value="POWER_LEVEL_TEXTS" calcext:value-type="string">
            <text:p>POWER_LEVEL_TEXTS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TEXTS&quot;; &quot;SHRINKING_TEXTS&quot;)" office:value-type="string" office:string-value="SHRINKING_TEXTS" calcext:value-type="string">
            <text:p>SHRINKING_TEX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6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4">
          <table:table-cell table:style-name="ce59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9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9" table:formula="of:=HYPERLINK(&quot;#SKILL_LEVEL_TEXTS&quot;; &quot;SKILL_LEVEL_TEXTS&quot;)" office:value-type="string" office:string-value="SKILL_LEVEL_TEXTS" calcext:value-type="string">
            <text:p>SKILL_LEVEL_TEXTS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4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S_TEXTS&quot;; &quot;STRENGTH_LIFTS_TEXTS&quot;)" office:value-type="string" office:string-value="STRENGTH_LIFTS_TEXTS" calcext:value-type="string">
            <text:p>STRENGTH_LIFTS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S_TEXTS&quot;; &quot;STRENGTH_THROWS_TEXTS&quot;)" office:value-type="string" office:string-value="STRENGTH_THROWS_TEXTS" calcext:value-type="string">
            <text:p>STRENGTH_THROWS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S_TEXTS&quot;; &quot;STRENGTH_JUMPS_TEXTS&quot;)" office:value-type="string" office:string-value="STRENGTH_JUMPS_TEXTS" calcext:value-type="string">
            <text:p>STRENGTH_JUMPS_TEXTS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5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S_TEXTS&quot;; &quot;TELEKINESIS_LIFTS_TEXTS&quot;)" office:value-type="string" office:string-value="TELEKINESIS_LIFTS_TEXTS" calcext:value-type="string">
            <text:p>TELEKINESIS_LIFTS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S_TEXTS&quot;; &quot;TELEKINESIS_THROWS_TEXTS&quot;)" office:value-type="string" office:string-value="TELEKINESIS_THROWS_TEXTS" calcext:value-type="string">
            <text:p>TELEKINESIS_THROWS_TEXTS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S_TEXTS&quot;; &quot;TELEPORTATION_BASES_TEXTS&quot;)" office:value-type="string" office:string-value="TELEPORTATION_BASES_TEXTS" calcext:value-type="string">
            <text:p>TELEPORTATION_BASES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TEXTS&quot;; &quot;TELEPORTATION_SPRINTS_TEXTS&quot;)" office:value-type="string" office:string-value="TELEPORTATION_SPRINTS_TEXTS" calcext:value-type="string">
            <text:p>TELEPORTATION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S_TEXTS&quot;; &quot;TUNNELING_BASES_TEXTS&quot;)" office:value-type="string" office:string-value="TUNNELING_BASES_TEXTS" calcext:value-type="string">
            <text:p>TUNNELING_BASES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TEXTS&quot;; &quot;TUNNELING_SPRINTS_TEXTS&quot;)" office:value-type="string" office:string-value="TUNNELING_SPRINTS_TEXTS" calcext:value-type="string">
            <text:p>TUNNELING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16" table:cell-range-address="$Data.$B$6:.$B$10"/>
        <table:named-range table:name="ACTION_TYPE_LABELS" table:base-cell-address="$Data.$A$15" table:cell-range-address="$Data.$A$6:.$A$10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LABELS" table:base-cell-address="$Data.$A$24" table:cell-range-address="$Data.$A$15:.$A$28"/>
        <table:named-range table:name="ARCHETYPE_RAW" table:base-cell-address="$Background.$D$11" table:cell-range-address="$Background.$C$10"/>
        <table:named-range table:name="ARCHETYPE_TEXT" table:base-cell-address="$Data.$A$24" table:cell-range-address="$Calc.$F$22"/>
        <table:named-range table:name="ARCHETYPE_TEXTS" table:base-cell-address="$Data.$A$24" table:cell-range-address="$Data.$B$15:.$B$28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_1" table:base-cell-address="$Calc.$B$18" table:cell-range-address="$Calc.$B$33"/>
        <table:named-range table:name="COMPLICATION_1_TEXT" table:base-cell-address="$Data.$A$24" table:cell-range-address="$Calc.$D$33"/>
        <table:named-range table:name="COMPLICATION_2" table:base-cell-address="$Calc.$B$18" table:cell-range-address="$Calc.$B$34"/>
        <table:named-range table:name="COMPLICATION_2_TEXT" table:base-cell-address="$Data.$A$24" table:cell-range-address="$Calc.$D$34"/>
        <table:named-range table:name="COMPLICATION_LABELS" table:base-cell-address="$Data.$A$24" table:cell-range-address="$Data.$A$33:.$A$38"/>
        <table:named-range table:name="COMPLICATION_TEXTS" table:base-cell-address="$Data.$A$24" table:cell-range-address="$Data.$B$33:.$B$38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BONUSES" table:base-cell-address="$Data.$C$56" table:cell-range-address="$Data.$C$43:.$C$52"/>
        <table:named-range table:name="DENSITY_CONTROL_INDEXES" table:base-cell-address="$Data.$A$54" table:cell-range-address="$Data.$A$43:.$A$52"/>
        <table:named-range table:name="DENSITY_CONTROL_MASSES" table:base-cell-address="$Data.$B$56" table:cell-range-address="$Data.$B$43:.$B$52"/>
        <table:named-range table:name="DENSITY_CONTROL_TEXTS" table:base-cell-address="$Data.$A$24" table:cell-range-address="$Data.$D$43:.$D$52"/>
        <table:named-range table:name="DESCRIPTION" table:base-cell-address="$Equipment.$B$35" table:cell-range-address="$Background.$C$21"/>
        <table:named-range table:name="DUPLICATION_DUPLICATES" table:base-cell-address="$Data.$B$71" table:cell-range-address="$Data.$B$57:.$B$66"/>
        <table:named-range table:name="DUPLICATION_INDEXES" table:base-cell-address="$Data.$A$69" table:cell-range-address="$Data.$A$57:.$A$66"/>
        <table:named-range table:name="DUPLICATION_TEXTS" table:base-cell-address="$Data.$A$24" table:cell-range-address="$Data.$C$57:.$C$66"/>
        <table:named-range table:name="ENDURANCE" table:base-cell-address="$Calc.$B$14" table:cell-range-address="$Calc.$B$40"/>
        <table:named-range table:name="ENDURANCE_TEXT" table:base-cell-address="$Data.$A$24" table:cell-range-address="$Calc.$C$40"/>
        <table:named-range table:name="EPITHET" table:base-cell-address="$Background.$B$8" table:cell-range-address="$Background.$C$8"/>
        <table:named-range table:name="EPITHET_LABELS" table:base-cell-address="$Data.$A$24" table:cell-range-address="$Data.$A$71:.$A$75"/>
        <table:named-range table:name="EQUIPMENTS" table:base-cell-address="$Data.$D$516" table:cell-range-address="$Data.$A$78"/>
        <table:named-range table:name="EQUIPMENT_CALC" table:base-cell-address="$Calc.$A$173" table:cell-range-address="$Calc.$A$49"/>
        <table:named-range table:name="ERA_LABELS" table:base-cell-address="$Data.$A$85" table:cell-range-address="$Data.$A$207:.$A$209"/>
        <table:named-range table:name="ERA_ORIGINS" table:base-cell-address="$Data.$B$221" table:cell-range-address="$Data.$B$207:.$B$209"/>
        <table:named-range table:name="ERA_SKILLS_COMPUTING" table:base-cell-address="$Data.$A$221" table:cell-range-address="$Data.$C$207:.$C$209"/>
        <table:named-range table:name="ERA_SKILLS_SCIENCE" table:base-cell-address="$Data.$A$221" table:cell-range-address="$Data.$D$207:.$D$209"/>
        <table:named-range table:name="EYES" table:base-cell-address="$Equipment.$B$35" table:cell-range-address="$Background.$C$18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_LABELS" table:base-cell-address="$Data.$A$216" table:cell-range-address="$Data.$A$214:.$A$225"/>
        <table:named-range table:name="GIFTS_CALC" table:base-cell-address="$Calc.$A$151" table:cell-range-address="$Calc.$A$129"/>
        <table:named-range table:name="GIFTS_CALC_CUSTOM_LABELS" table:base-cell-address="$Data.$D$516" table:cell-range-address="$Calc.$B$133:.$B$154"/>
        <table:named-range table:name="GIFTS_CALC_DISPLAY_LABELS" table:base-cell-address="$Data.$D$516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LABELS" table:base-cell-address="$Data.$D$516" table:cell-range-address="$Calc.$A$133:.$A$154"/>
        <table:named-range table:name="GIFTS_SELECTED" table:base-cell-address="$Gifts.$C$31" table:cell-range-address="$Gifts.$C$5:.$C$26"/>
        <table:named-range table:name="GIFTS_SELECTED_CUSTOM_LABELS" table:base-cell-address="$Data.$D$516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LABELS" table:base-cell-address="$Data.$A$216" table:cell-range-address="$Data.$A$230:.$A$273"/>
        <table:named-range table:name="GIFT_REFERENCE" table:base-cell-address="$Gifts.$L$27" table:cell-range-address="$Calc.$G$155"/>
        <table:named-range table:name="GIFT_TEXTS" table:base-cell-address="$Data.$A$24" table:cell-range-address="$Data.$C$230:.$C$273"/>
        <table:named-range table:name="GIFT_TYPES" table:base-cell-address="$Data.$A$228" table:cell-range-address="$Data.$B$230:.$B$273"/>
        <table:named-range table:name="GROWTH_BONUSES" table:base-cell-address="$Data.$E$295" table:cell-range-address="$Data.$E$278:.$E$289"/>
        <table:named-range table:name="GROWTH_HEIGHTS" table:base-cell-address="$Data.$B$295" table:cell-range-address="$Data.$B$278:.$B$289"/>
        <table:named-range table:name="GROWTH_INDEXES" table:base-cell-address="$Data.$A$294" table:cell-range-address="$Data.$A$278:.$A$289"/>
        <table:named-range table:name="GROWTH_MASSES" table:base-cell-address="$Data.$D$295" table:cell-range-address="$Data.$D$278:.$D$289"/>
        <table:named-range table:name="GROWTH_REACHES" table:base-cell-address="$Data.$C$295" table:cell-range-address="$Data.$C$278:.$C$289"/>
        <table:named-range table:name="GROWTH_TEXTS" table:base-cell-address="$Data.$A$24" table:cell-range-address="$Data.$F$278:.$F$289"/>
        <table:named-range table:name="HAIR" table:base-cell-address="$Equipment.$B$35" table:cell-range-address="$Background.$C$17"/>
        <table:named-range table:name="HASTE_INDEXES" table:base-cell-address="$Data.$A$311" table:cell-range-address="$Data.$A$294:.$A$303"/>
        <table:named-range table:name="HASTE_MULTIPLIERS" table:base-cell-address="$Data.$B$312" table:cell-range-address="$Data.$B$294:.$B$303"/>
        <table:named-range table:name="HASTE_TEXTS" table:base-cell-address="$Data.$A$24" table:cell-range-address="$Data.$C$294:.$C$303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TEXT" table:base-cell-address="$Data.$A$24" table:cell-range-address="$Calc.$C$41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_1" table:base-cell-address="$Calc.$B$18" table:cell-range-address="$Calc.$B$30"/>
        <table:named-range table:name="MOTIVATION_1_TEXT" table:base-cell-address="$Data.$A$24" table:cell-range-address="$Calc.$D$30"/>
        <table:named-range table:name="MOTIVATION_2" table:base-cell-address="$Calc.$B$18" table:cell-range-address="$Calc.$B$31"/>
        <table:named-range table:name="MOTIVATION_2_TEXT" table:base-cell-address="$Data.$A$24" table:cell-range-address="$Calc.$D$31"/>
        <table:named-range table:name="MOTIVATION_LABELS" table:base-cell-address="$Data.$A$239" table:cell-range-address="$Data.$A$308:.$A$343"/>
        <table:named-range table:name="MOTIVATION_OPPOSITIONS" table:base-cell-address="$Data.$B$327" table:cell-range-address="$Data.$B$308:.$B$343"/>
        <table:named-range table:name="MOTIVATION_TEXTS" table:base-cell-address="$Data.$A$24" table:cell-range-address="$Data.$C$308:.$C$343"/>
        <table:named-range table:name="MOVEMENT_BASES" table:base-cell-address="$Data.$G$366" table:cell-range-address="$Data.$B$348:.$B$370"/>
        <table:named-range table:name="MOVEMENT_BASES_TEXTS" table:base-cell-address="$Data.$A$24" table:cell-range-address="$Data.$C$348:.$C$370"/>
        <table:named-range table:name="MOVEMENT_CALC" table:base-cell-address="$Calc.$A$166" table:cell-range-address="$Calc.$A$214"/>
        <table:named-range table:name="MOVEMENT_INDEXES" table:base-cell-address="$Data.$G$366" table:cell-range-address="$Data.$A$348:.$A$370"/>
        <table:named-range table:name="MOVEMENT_LABELS" table:base-cell-address="$Data.$A$326" table:cell-range-address="$Data.$A$308:.$A$343"/>
        <table:named-range table:name="MOVEMENT_SPRINTS" table:base-cell-address="$Data.$G$366" table:cell-range-address="$Data.$D$348:.$D$370"/>
        <table:named-range table:name="MOVEMENT_SPRINTS_KMH" table:base-cell-address="$Data.$G$366" table:cell-range-address="$Data.$F$348:.$F$370"/>
        <table:named-range table:name="MOVEMENT_SPRINTS_KMH_TEXTS" table:base-cell-address="$Data.$D$357" table:cell-range-address="$Data.$G$348:.$G$370"/>
        <table:named-range table:name="MOVEMENT_SPRINTS_TEXTS" table:base-cell-address="$Data.$D$357" table:cell-range-address="$Data.$E$348:.$E$370"/>
        <table:named-range table:name="MOVEMENT_TEXT" table:base-cell-address="$Calc.$I$160" table:cell-range-address="$Calc.$H$217"/>
        <table:named-range table:name="MOVEMENT_TEXTS" table:base-cell-address="$Data.$A$24" table:cell-range-address="$Data.$H$348:.$H$370"/>
        <table:named-range table:name="MULTIPLIER_EXPONENTS" table:base-cell-address="$Data.$C$360" table:cell-range-address="$Data.$A$375:.$A$385"/>
        <table:named-range table:name="MULTIPLIER_INTEGERS" table:base-cell-address="$Data.$C$360" table:cell-range-address="$Data.$B$375:.$B$385"/>
        <table:named-range table:name="MULTIPLIER_TEXTS" table:base-cell-address="$Data.$A$24" table:cell-range-address="$Data.$C$375:.$C$385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_DV_BASE" table:base-cell-address="$Data.$A$408" table:cell-range-address="$Data.$B$389"/>
        <table:named-range table:name="OPTIONS_DV_EXTREME" table:base-cell-address="$Data.$A$408" table:cell-range-address="$Data.$B$390"/>
        <table:named-range table:name="OPTIONS_DV_MODERATE" table:base-cell-address="$Data.$A$408" table:cell-range-address="$Data.$B$391"/>
        <table:named-range table:name="OPTIONS_ENDURANCE_PADDING" table:base-cell-address="$Data.$A$408" table:cell-range-address="$Data.$B$392"/>
        <table:named-range table:name="OPTIONS_HEALTH_PADDING" table:base-cell-address="$Data.$A$408" table:cell-range-address="$Data.$B$393"/>
        <table:named-range table:name="OPTIONS_RESISTANCE_BASE" table:base-cell-address="$Data.$A$408" table:cell-range-address="$Data.$B$394"/>
        <table:named-range table:name="OPTIONS_SKILL_BONUS" table:base-cell-address="$Data.$A$408" table:cell-range-address="$Data.$B$395"/>
        <table:named-range table:name="OPTIONS_SKILL_MAJOR_BONUS" table:base-cell-address="$Data.$A$408" table:cell-range-address="$Data.$B$396"/>
        <table:named-range table:name="ORIGIN" table:base-cell-address="$Data.$A$2" table:cell-range-address="$Calc.$B$21"/>
        <table:named-range table:name="ORIGIN_LABELS" table:base-cell-address="$Data.$A$422" table:cell-range-address="$Data.$A$401:.$A$409"/>
        <table:named-range table:name="ORIGIN_TEXT" table:base-cell-address="$Data.$A$24" table:cell-range-address="$Calc.$F$21"/>
        <table:named-range table:name="ORIGIN_TEXTS" table:base-cell-address="$Data.$A$24" table:cell-range-address="$Data.$B$401:.$B$409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ACTIONS" table:base-cell-address="$Data.$D$516" table:cell-range-address="$Data.$H$414:.$H$476"/>
        <table:named-range table:name="POWER_AREAS" table:base-cell-address="$Data.$D$516" table:cell-range-address="$Data.$E$414:.$E$476"/>
        <table:named-range table:name="POWER_ATTACKS" table:base-cell-address="$Data.$D$516" table:cell-range-address="$Data.$G$414:.$G$476"/>
        <table:named-range table:name="POWER_BOOST_LABELS" table:base-cell-address="$Data.$A$433" table:cell-range-address="$Data.$A$481:.$A$487"/>
        <table:named-range table:name="POWER_BOOST_TEXTS" table:base-cell-address="$Data.$A$24" table:cell-range-address="$Data.$B$481:.$B$487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INDEXES" table:base-cell-address="$Data.$D$516" table:cell-range-address="$Data.$A$414:.$A$476"/>
        <table:named-range table:name="POWER_LABELS" table:base-cell-address="$Data.$D$516" table:cell-range-address="$Data.$B$414:$Data.$B$476"/>
        <table:named-range table:name="POWER_LABELS_IN_ULTRA" table:base-cell-address="$Data.$D$516" table:cell-range-address="$Data.$B$414:.$B$475"/>
        <table:named-range table:name="POWER_LABELS_SORT_BY" table:base-cell-address="$Data.$B$423" table:cell-range-address="$Data.$C$414:.$C$476"/>
        <table:named-range table:name="POWER_LEVEL" table:base-cell-address="$Background.$D$7" table:cell-range-address="$Calc.$B$39"/>
        <table:named-range table:name="POWER_LEVEL_AREAS" table:base-cell-address="$Data.$D$516" table:cell-range-address="$Data.$I$492:.$I$502"/>
        <table:named-range table:name="POWER_LEVEL_AREAS_TEXTS" table:base-cell-address="$Data.$J$500" table:cell-range-address="$Data.$J$492:.$J$502"/>
        <table:named-range table:name="POWER_LEVEL_BONUSES" table:base-cell-address="$Data.$D$516" table:cell-range-address="$Data.$K$492:.$K$502"/>
        <table:named-range table:name="POWER_LEVEL_CALC" table:base-cell-address="$Calc.$A$206" table:cell-range-address="$Calc.$A$262"/>
        <table:named-range table:name="POWER_LEVEL_DAMAGES" table:base-cell-address="$Data.$D$516" table:cell-range-address="$Data.$D$492:.$D$502"/>
        <table:named-range table:name="POWER_LEVEL_INDEXES" table:base-cell-address="$Data.$C$3" table:cell-range-address="$Data.$A$492:.$A$502"/>
        <table:named-range table:name="POWER_LEVEL_LABELS" table:base-cell-address="$Data.$A$24" table:cell-range-address="$Data.$B$492:.$B$502"/>
        <table:named-range table:name="POWER_LEVEL_MAX_HEIGHTS" table:base-cell-address="$Data.$D$516" table:cell-range-address="$Data.$M$492:.$M$502"/>
        <table:named-range table:name="POWER_LEVEL_MAX_MASSES" table:base-cell-address="$Data.$D$516" table:cell-range-address="$Data.$N$492:.$N$502"/>
        <table:named-range table:name="POWER_LEVEL_MIN_HEIGHTS" table:base-cell-address="$Data.$D$516" table:cell-range-address="$Data.$L$492:.$L$502"/>
        <table:named-range table:name="POWER_LEVEL_POINTS" table:base-cell-address="$Data.$C$516" table:cell-range-address="$Data.$C$492:.$C$502"/>
        <table:named-range table:name="POWER_LEVEL_R3S" table:base-cell-address="$Data.$D$516" table:cell-range-address="$Data.$E$492:.$E$502"/>
        <table:named-range table:name="POWER_LEVEL_R4S" table:base-cell-address="$Data.$D$516" table:cell-range-address="$Data.$F$492:.$F$502"/>
        <table:named-range table:name="POWER_LEVEL_RANGES" table:base-cell-address="$Data.$D$516" table:cell-range-address="$Data.$G$492:.$G$502"/>
        <table:named-range table:name="POWER_LEVEL_RANGES_TEXTS" table:base-cell-address="$Data.$G$501" table:cell-range-address="$Data.$H$492:.$H$502"/>
        <table:named-range table:name="POWER_LEVEL_SUMMARY" table:base-cell-address="$Calc.$E$256" table:cell-range-address="$Calc.$D$265"/>
        <table:named-range table:name="POWER_LEVEL_TEXTS" table:base-cell-address="$Data.$A$24" table:cell-range-address="$Data.$O$492:.$O$502"/>
        <table:named-range table:name="POWER_PREREQ_1" table:base-cell-address="$Data.$D$516" table:cell-range-address="$Data.$I$414:.$I$476"/>
        <table:named-range table:name="POWER_PREREQ_2" table:base-cell-address="$Data.$D$516" table:cell-range-address="$Data.$J$414:.$J$476"/>
        <table:named-range table:name="POWER_PREREQ_3" table:base-cell-address="$Data.$D$516" table:cell-range-address="$Data.$K$414:.$K$476"/>
        <table:named-range table:name="POWER_RANGES" table:base-cell-address="$Data.$D$516" table:cell-range-address="$Data.$D$414:.$D$476"/>
        <table:named-range table:name="POWER_TEXTS" table:base-cell-address="$Data.$A$24" table:cell-range-address="$Data.$L$414:.$L$476"/>
        <table:named-range table:name="POWER_TYPES" table:base-cell-address="$Data.$D$516" table:cell-range-address="$Data.$F$414:.$F$476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Y" table:base-cell-address="$Background.$B$24" table:cell-range-address="$Calc.$B$26"/>
        <table:named-range table:name="SEXUALITY_LABELS" table:base-cell-address="$Data.$A$490" table:cell-range-address="$Data.$A$507:.$A$515"/>
        <table:named-range table:name="SHRINKING_BONUSES" table:base-cell-address="$Data.$C$552" table:cell-range-address="$Data.$C$520:.$C$529"/>
        <table:named-range table:name="SHRINKING_HEIGHTS" table:base-cell-address="$Data.$B$552" table:cell-range-address="$Data.$B$520:.$B$529"/>
        <table:named-range table:name="SHRINKING_INDEXES" table:base-cell-address="$Data.$A$543" table:cell-range-address="$Data.$A$520:.$A$529"/>
        <table:named-range table:name="SHRINKING_TEXTS" table:base-cell-address="$Data.$A$24" table:cell-range-address="$Data.$D$520:.$D$529"/>
        <table:named-range table:name="SKILL_CALC" table:base-cell-address="$Calc.$A$78" table:cell-range-address="$Calc.$A$285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EXAMPLES" table:base-cell-address="$Data.$D$516" table:cell-range-address="$Data.$D$534:.$D$557"/>
        <table:named-range table:name="SKILL_LABELS" table:base-cell-address="$Data.$A$516" table:cell-range-address="$Data.$A$534:.$A$557"/>
        <table:named-range table:name="SKILL_LABELS_DISPLAY" table:base-cell-address="$Data.$B$542" table:cell-range-address="$Data.$B$534:.$B$557"/>
        <table:named-range table:name="SKILL_LEVEL_COSTS" table:base-cell-address="$Data.$D$516" table:cell-range-address="$Data.$B$562:.$B$567"/>
        <table:named-range table:name="SKILL_LEVEL_INDEXES" table:base-cell-address="$Data.$D$516" table:cell-range-address="$Data.$A$562:.$A$567"/>
        <table:named-range table:name="SKILL_LEVEL_TEXTS" table:base-cell-address="$Data.$A$24" table:cell-range-address="$Data.$C$562:.$C$567"/>
        <table:named-range table:name="SKILL_MAX" table:base-cell-address="$Data.$A$638" table:cell-range-address="$Data.$A$567"/>
        <table:named-range table:name="SKILL_OPPOSITIONS" table:base-cell-address="$Data.$C$558" table:cell-range-address="$Data.$C$534:.$C$557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EXAMPLES" table:base-cell-address="$Data.$D$516" table:cell-range-address="$Data.$D$573:.$D$595"/>
        <table:named-range table:name="STRENGTH_INDEXES" table:base-cell-address="$Data.$A$596" table:cell-range-address="$Data.$A$573:.$A$595"/>
        <table:named-range table:name="STRENGTH_JUMPS" table:base-cell-address="$Data.$G$620" table:cell-range-address="$Data.$G$573:.$G$595"/>
        <table:named-range table:name="STRENGTH_JUMPS_TEXTS" table:base-cell-address="$Data.$B$582" table:cell-range-address="$Data.$H$573:.$H$595"/>
        <table:named-range table:name="STRENGTH_LEVEL" table:base-cell-address="$Calc.$B$257" table:cell-range-address="$Calc.$B$319"/>
        <table:named-range table:name="STRENGTH_LIFTS" table:base-cell-address="$Data.$B$620" table:cell-range-address="$Data.$B$573:.$B$595"/>
        <table:named-range table:name="STRENGTH_LIFTS_TEXTS" table:base-cell-address="$Data.$B$582" table:cell-range-address="$Data.$C$573:.$C$595"/>
        <table:named-range table:name="STRENGTH_SUMMARY" table:base-cell-address="$Calc.$E$256" table:cell-range-address="$Calc.$G$320"/>
        <table:named-range table:name="STRENGTH_THROWS" table:base-cell-address="$Data.$E$598" table:cell-range-address="$Data.$E$573:.$E$595"/>
        <table:named-range table:name="STRENGTH_THROWS_TEXTS" table:base-cell-address="$Data.$B$582" table:cell-range-address="$Data.$F$573:.$F$595"/>
        <table:named-range table:name="STRETCHING_INDEXES" table:base-cell-address="$Data.$B$624" table:cell-range-address="$Data.$A$600:.$A$609"/>
        <table:named-range table:name="STRETCHING_REACHES" table:base-cell-address="$Data.$B$635" table:cell-range-address="$Data.$B$600:.$B$609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EXAMPLES" table:base-cell-address="$Data.$D$651" table:cell-range-address="$Data.$D$614:.$D$624"/>
        <table:named-range table:name="TELEKINESIS_INDEXES" table:base-cell-address="$Data.$A$651" table:cell-range-address="$Data.$A$614:.$A$624"/>
        <table:named-range table:name="TELEKINESIS_LIFTS" table:base-cell-address="$Data.$B$651" table:cell-range-address="$Data.$B$614:.$B$624"/>
        <table:named-range table:name="TELEKINESIS_LIFTS_TEXTS" table:base-cell-address="$Data.$B$582" table:cell-range-address="$Data.$C$614:.$C$624"/>
        <table:named-range table:name="TELEKINESIS_THROWS" table:base-cell-address="$Data.$E$641" table:cell-range-address="$Data.$E$614:.$E$624"/>
        <table:named-range table:name="TELEKINESIS_THROWS_TEXTS" table:base-cell-address="$Data.$B$582" table:cell-range-address="$Data.$F$614:.$F$624"/>
        <table:named-range table:name="TELEPORTATION_BASES" table:base-cell-address="$Data.$C$638" table:cell-range-address="$Data.$B$629:.$B$638"/>
        <table:named-range table:name="TELEPORTATION_BASES_TEXTS" table:base-cell-address="$Data.$B$582" table:cell-range-address="$Data.$C$629:.$C$638"/>
        <table:named-range table:name="TELEPORTATION_INDEXES" table:base-cell-address="$Data.$C$638" table:cell-range-address="$Data.$A$629:.$A$638"/>
        <table:named-range table:name="TELEPORTATION_SPRINTS" table:base-cell-address="$Data.$C$638" table:cell-range-address="$Data.$D$629:.$D$638"/>
        <table:named-range table:name="TELEPORTATION_SPRINTS_TEXTS" table:base-cell-address="$Data.$E$637" table:cell-range-address="$Data.$E$629:.$E$638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BASES" table:base-cell-address="$Data.$B$653" table:cell-range-address="$Data.$B$643:.$B$652"/>
        <table:named-range table:name="TUNNELING_BASES_TEXTS" table:base-cell-address="$Data.$B$582" table:cell-range-address="$Data.$C$643:.$C$652"/>
        <table:named-range table:name="TUNNELING_INDEXES" table:base-cell-address="$Data.$B$653" table:cell-range-address="$Data.$A$643:.$A$652"/>
        <table:named-range table:name="TUNNELING_SPRINTS" table:base-cell-address="$Data.$B$653" table:cell-range-address="$Data.$D$643:.$D$652"/>
        <table:named-range table:name="TUNNELING_SPRINTS_TEXTS" table:base-cell-address="$Data.$D$652" table:cell-range-address="$Data.$E$643:.$E$652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LABELS" table:base-cell-address="$Data.$D$516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" table:base-cell-address="$Data.$A$640" table:cell-range-address="$Data.$A$657:.$A$659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389:Data.B3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Bold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Regular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1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7:51:51.9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16T17:52:26.210000000</dc:date>
    <meta:editing-duration>P56DT21H36M50S</meta:editing-duration>
    <meta:editing-cycles>2254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759" meta:object-count="3"/>
  </office:meta>
</office:document-meta>
</file>